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1" svg:font-family="Helvetica"/>
    <style:font-face style:name="Helvetica" svg:font-family="Helvetica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erif2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44cm" svg:stroke-color="#000000" draw:stroke-linejoin="round" svg:stroke-linecap="round" draw:fill="none" fo:padding-top="0.022cm" fo:padding-bottom="0.022cm" fo:padding-left="0.022cm" fo:padding-right="0.022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9.184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7.584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9.413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7.868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422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464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6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7.135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7.787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329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426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562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6.826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117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7.491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346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727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7.99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7.745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7.233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6.352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7.88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7.952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7.152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549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833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9.133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439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033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7.571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452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7.474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083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765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7.876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7.978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321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9.053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7.22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414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469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037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291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9.15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515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9.248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503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7.025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519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998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697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9.798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058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109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092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486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7.144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257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7.021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134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232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6.602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7.038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6.399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9.531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9.667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9.599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9.654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9.353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003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249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9.04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6.551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6.78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113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7.762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6.619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451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417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428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211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345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.345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298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294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0.345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577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3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139cm" fo:min-width="0.417cm" fo:padding-top="0cm" fo:padding-bottom="0cm" fo:padding-left="0cm" fo:padding-right="0cm"/>
    </style:style>
    <style:style style:name="gr92" style:family="graphic" style:parent-style-name="standard">
      <style:graphic-properties draw:stroke="none" draw:fill="solid" draw:fill-color="#aa0dfe"/>
    </style:style>
    <style:style style:name="gr93" style:family="graphic" style:parent-style-name="standard">
      <style:graphic-properties draw:stroke="none" draw:fill="solid" draw:fill-color="#3283fe"/>
    </style:style>
    <style:style style:name="gr94" style:family="graphic" style:parent-style-name="standard">
      <style:graphic-properties draw:stroke="none" draw:fill="solid" draw:fill-color="#85660d"/>
    </style:style>
    <style:style style:name="gr95" style:family="graphic" style:parent-style-name="standard">
      <style:graphic-properties draw:stroke="none" draw:fill="solid" draw:fill-color="#782ab6"/>
    </style:style>
    <style:style style:name="gr96" style:family="graphic" style:parent-style-name="standard">
      <style:graphic-properties draw:stroke="none" draw:fill="solid" draw:fill-color="#565656"/>
    </style:style>
    <style:style style:name="gr97" style:family="graphic" style:parent-style-name="standard">
      <style:graphic-properties draw:stroke="none" draw:fill="solid" draw:fill-color="#1c8356"/>
    </style:style>
    <style:style style:name="gr98" style:family="graphic" style:parent-style-name="standard">
      <style:graphic-properties draw:stroke="none" draw:fill="solid" draw:fill-color="#16ff32"/>
    </style:style>
    <style:style style:name="gr99" style:family="graphic" style:parent-style-name="standard">
      <style:graphic-properties draw:stroke="none" draw:fill="solid" draw:fill-color="#f7e1a0"/>
    </style:style>
    <style:style style:name="gr100" style:family="graphic" style:parent-style-name="standard">
      <style:graphic-properties draw:stroke="none" draw:fill="solid" draw:fill-color="#e2e2e2"/>
    </style:style>
    <style:style style:name="gr101" style:family="graphic" style:parent-style-name="standard">
      <style:graphic-properties draw:stroke="none" draw:fill="solid" draw:fill-color="#1cbe4f"/>
    </style:style>
    <style:style style:name="gr102" style:family="graphic" style:parent-style-name="standard">
      <style:graphic-properties draw:stroke="none" draw:fill="solid" draw:fill-color="#c4451c"/>
    </style:style>
    <style:style style:name="gr103" style:family="graphic" style:parent-style-name="standard">
      <style:graphic-properties draw:stroke="none" draw:fill="solid" draw:fill-color="#dea0fd"/>
    </style:style>
    <style:style style:name="gr104" style:family="graphic" style:parent-style-name="standard">
      <style:graphic-properties draw:stroke="none" draw:fill="solid" draw:fill-color="#fe00fa"/>
    </style:style>
    <style:style style:name="gr105" style:family="graphic" style:parent-style-name="standard">
      <style:graphic-properties draw:stroke="none" draw:fill="solid" draw:fill-color="#325a9b"/>
    </style:style>
    <style:style style:name="gr106" style:family="graphic" style:parent-style-name="standard">
      <style:graphic-properties draw:stroke="none" draw:fill="solid" draw:fill-color="#feaf16"/>
    </style:style>
    <style:style style:name="gr107" style:family="graphic" style:parent-style-name="standard">
      <style:graphic-properties draw:stroke="none" draw:fill="solid" draw:fill-color="#f8a19f"/>
    </style:style>
    <style:style style:name="gr108" style:family="graphic" style:parent-style-name="standard">
      <style:graphic-properties draw:stroke="none" draw:fill="solid" draw:fill-color="#90ad1c"/>
    </style:style>
    <style:style style:name="gr109" style:family="graphic" style:parent-style-name="standard">
      <style:graphic-properties draw:stroke="none" draw:fill="solid" draw:fill-color="#f6222e"/>
    </style:style>
    <style:style style:name="gr110" style:family="graphic" style:parent-style-name="standard">
      <style:graphic-properties draw:stroke="none" draw:fill="solid" draw:fill-color="#1cffce"/>
    </style:style>
    <style:style style:name="gr111" style:family="graphic" style:parent-style-name="standard">
      <style:graphic-properties draw:stroke="none" draw:fill="solid" draw:fill-color="#2ed9ff"/>
    </style:style>
    <style:style style:name="gr112" style:family="graphic" style:parent-style-name="standard">
      <style:graphic-properties draw:stroke="none" draw:fill="solid" draw:fill-color="#b10da1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317cm" fo:padding-top="0cm" fo:padding-bottom="0cm" fo:padding-left="0cm" fo:padding-right="0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247cm" fo:padding-top="0cm" fo:padding-bottom="0cm" fo:padding-left="0cm" fo:padding-right="0cm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883cm" fo:padding-top="0cm" fo:padding-bottom="0cm" fo:padding-left="0cm" fo:padding-right="0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144cm" fo:padding-top="0cm" fo:padding-bottom="0cm" fo:padding-left="0cm" fo:padding-right="0cm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127cm" fo:padding-top="0cm" fo:padding-bottom="0cm" fo:padding-left="0cm" fo:padding-right="0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217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391cm" fo:padding-top="0cm" fo:padding-bottom="0cm" fo:padding-left="0cm" fo:padding-right="0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729cm" fo:padding-top="0cm" fo:padding-bottom="0cm" fo:padding-left="0cm" fo:padding-right="0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272cm" fo:padding-top="0cm" fo:padding-bottom="0cm" fo:padding-left="0cm" fo:padding-right="0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259cm" fo:padding-top="0cm" fo:padding-bottom="0cm" fo:padding-left="0cm" fo:padding-right="0cm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543cm" fo:padding-top="0cm" fo:padding-bottom="0cm" fo:padding-left="0cm" fo:padding-right="0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323cm" fo:padding-top="0cm" fo:padding-bottom="0cm" fo:padding-left="0cm" fo:padding-right="0cm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797cm" fo:padding-top="0cm" fo:padding-bottom="0cm" fo:padding-left="0cm" fo:padding-right="0cm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679cm" fo:padding-top="0cm" fo:padding-bottom="0cm" fo:padding-left="0cm" fo:padding-right="0cm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509cm" fo:padding-top="0cm" fo:padding-bottom="0cm" fo:padding-left="0cm" fo:padding-right="0cm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704cm" fo:padding-top="0cm" fo:padding-bottom="0cm" fo:padding-left="0cm" fo:padding-right="0cm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56cm" fo:padding-top="0cm" fo:padding-bottom="0cm" fo:padding-left="0cm" fo:padding-right="0cm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949cm" fo:padding-top="0cm" fo:padding-bottom="0cm" fo:padding-left="0cm" fo:padding-right="0cm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004cm" fo:padding-top="0cm" fo:padding-bottom="0cm" fo:padding-left="0cm" fo:padding-right="0cm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153cm" fo:padding-top="0cm" fo:padding-bottom="0cm" fo:padding-left="0cm" fo:padding-right="0cm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166cm" fo:padding-top="0cm" fo:padding-bottom="0cm" fo:padding-left="0cm" fo:padding-right="0cm"/>
    </style:style>
    <style:style style:name="gr134" style:family="graphic" style:parent-style-name="standard">
      <style:graphic-properties draw:stroke="solid" svg:stroke-width="0.052cm" svg:stroke-color="#000000" draw:stroke-linejoin="round" svg:stroke-linecap="round" draw:fill="none" fo:padding-top="0.026cm" fo:padding-bottom="0.026cm" fo:padding-left="0.026cm" fo:padding-right="0.026cm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09cm" fo:padding-top="0cm" fo:padding-bottom="0cm" fo:padding-left="0cm" fo:padding-right="0cm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552cm" fo:padding-top="0cm" fo:padding-bottom="0cm" fo:padding-left="0cm" fo:padding-right="0cm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38" style:family="graphic" style:parent-style-name="objectwithoutfill">
      <style:graphic-properties svg:stroke-width="0.106cm" svg:stroke-color="#666666" draw:marker-start-width="0.358cm" draw:marker-end-width="0.358cm" draw:fill="solid" draw:textarea-horizontal-align="center" draw:textarea-vertical-align="middle" fo:padding-top="0.052cm" fo:padding-bottom="0.052cm" fo:padding-left="0.052cm" fo:padding-right="0.052cm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P1" style:family="paragraph">
      <loext:graphic-properties draw:fill="solid" draw:fill-color="#ffffff"/>
      <style:text-properties fo:color="#111111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7pt" style:font-size-asian="7pt" style:font-size-complex="7pt"/>
    </style:style>
    <style:style style:name="P5" style:family="paragraph">
      <loext:graphic-properties draw:fill="none"/>
      <style:text-properties fo:color="#808080" fo:font-size="7pt" style:font-size-asian="7pt" style:font-size-complex="7pt"/>
    </style:style>
    <style:style style:name="P6" style:family="paragraph">
      <loext:graphic-properties draw:fill="none"/>
      <style:text-properties fo:color="#111111" fo:font-size="7pt" style:font-size-asian="7pt" style:font-size-complex="7pt"/>
    </style:style>
    <style:style style:name="P7" style:family="paragraph">
      <loext:graphic-properties draw:fill="none"/>
      <style:text-properties fo:font-size="6pt" style:font-size-asian="6pt" style:font-size-complex="6pt"/>
    </style:style>
    <style:style style:name="P8" style:family="paragraph">
      <loext:graphic-properties draw:fill="none"/>
      <style:paragraph-properties fo:text-align="start" style:writing-mode="lr-tb"/>
      <style:text-properties fo:font-size="6pt" style:font-size-asian="6pt" style:font-size-complex="6pt"/>
    </style:style>
    <style:style style:name="P9" style:family="paragraph">
      <loext:graphic-properties draw:fill="none"/>
      <style:paragraph-properties fo:text-align="start" style:writing-mode="lr-tb"/>
      <style:text-properties fo:font-size="5pt" style:font-size-asian="6pt" style:font-size-complex="6pt"/>
    </style:style>
    <style:style style:name="P10" style:family="paragraph">
      <style:paragraph-properties fo:text-align="start" style:writing-mode="lr-tb"/>
      <style:text-properties fo:font-size="5pt"/>
    </style:style>
    <style:style style:name="P11" style:family="paragraph">
      <loext:graphic-properties draw:fill="none"/>
      <style:text-properties fo:font-size="5pt" style:font-size-asian="5pt" style:font-size-complex="5pt"/>
    </style:style>
    <style:style style:name="P12" style:family="paragraph">
      <loext:graphic-properties draw:fill="solid" draw:fill-color="#aa0dfe"/>
    </style:style>
    <style:style style:name="P13" style:family="paragraph">
      <loext:graphic-properties draw:fill="solid" draw:fill-color="#3283fe"/>
    </style:style>
    <style:style style:name="P14" style:family="paragraph">
      <loext:graphic-properties draw:fill="solid" draw:fill-color="#85660d"/>
    </style:style>
    <style:style style:name="P15" style:family="paragraph">
      <loext:graphic-properties draw:fill="solid" draw:fill-color="#782ab6"/>
    </style:style>
    <style:style style:name="P16" style:family="paragraph">
      <loext:graphic-properties draw:fill="solid" draw:fill-color="#565656"/>
    </style:style>
    <style:style style:name="P17" style:family="paragraph">
      <loext:graphic-properties draw:fill="solid" draw:fill-color="#1c8356"/>
    </style:style>
    <style:style style:name="P18" style:family="paragraph">
      <loext:graphic-properties draw:fill="solid" draw:fill-color="#16ff32"/>
    </style:style>
    <style:style style:name="P19" style:family="paragraph">
      <loext:graphic-properties draw:fill="solid" draw:fill-color="#f7e1a0"/>
    </style:style>
    <style:style style:name="P20" style:family="paragraph">
      <loext:graphic-properties draw:fill="solid" draw:fill-color="#e2e2e2"/>
    </style:style>
    <style:style style:name="P21" style:family="paragraph">
      <loext:graphic-properties draw:fill="solid" draw:fill-color="#1cbe4f"/>
    </style:style>
    <style:style style:name="P22" style:family="paragraph">
      <loext:graphic-properties draw:fill="solid" draw:fill-color="#c4451c"/>
    </style:style>
    <style:style style:name="P23" style:family="paragraph">
      <loext:graphic-properties draw:fill="solid" draw:fill-color="#dea0fd"/>
    </style:style>
    <style:style style:name="P24" style:family="paragraph">
      <loext:graphic-properties draw:fill="solid" draw:fill-color="#fe00fa"/>
    </style:style>
    <style:style style:name="P25" style:family="paragraph">
      <loext:graphic-properties draw:fill="solid" draw:fill-color="#325a9b"/>
    </style:style>
    <style:style style:name="P26" style:family="paragraph">
      <loext:graphic-properties draw:fill="solid" draw:fill-color="#feaf16"/>
    </style:style>
    <style:style style:name="P27" style:family="paragraph">
      <loext:graphic-properties draw:fill="solid" draw:fill-color="#f8a19f"/>
    </style:style>
    <style:style style:name="P28" style:family="paragraph">
      <loext:graphic-properties draw:fill="solid" draw:fill-color="#90ad1c"/>
    </style:style>
    <style:style style:name="P29" style:family="paragraph">
      <loext:graphic-properties draw:fill="solid" draw:fill-color="#f6222e"/>
    </style:style>
    <style:style style:name="P30" style:family="paragraph">
      <loext:graphic-properties draw:fill="solid" draw:fill-color="#1cffce"/>
    </style:style>
    <style:style style:name="P31" style:family="paragraph">
      <loext:graphic-properties draw:fill="solid" draw:fill-color="#2ed9ff"/>
    </style:style>
    <style:style style:name="P32" style:family="paragraph">
      <loext:graphic-properties draw:fill="solid" draw:fill-color="#b10da1"/>
    </style:style>
    <style:style style:name="P33" style:family="paragraph">
      <loext:graphic-properties draw:fill="none"/>
      <style:text-properties fo:font-size="8pt" style:font-size-asian="8pt" style:font-size-complex="8pt"/>
    </style:style>
    <style:style style:name="P34" style:family="paragraph">
      <loext:graphic-properties draw:fill="none" draw:fill-color="#ffffff"/>
      <style:text-properties style:font-name="Arial" fo:font-size="12pt" style:font-size-asian="14pt" style:font-size-complex="14pt"/>
    </style:style>
    <style:style style:name="P35" style:family="paragraph">
      <loext:graphic-properties draw:fill="solid"/>
      <style:paragraph-properties fo:text-align="center"/>
    </style:style>
    <style:style style:name="P36" style:family="paragraph">
      <loext:graphic-properties draw:fill="none" draw:fill-color="#ffffff"/>
      <style:text-properties style:font-name="Arial" fo:font-size="12pt" style:font-size-asian="16pt" style:font-size-complex="16pt"/>
    </style:style>
    <style:style style:name="T1" style:family="text">
      <style:text-properties fo:color="#90ad1c" style:font-name="Helvetica1" fo:font-size="7pt" style:font-size-asian="7pt" style:font-name-complex="Helvetica1" style:font-size-complex="7pt"/>
    </style:style>
    <style:style style:name="T2" style:family="text">
      <style:text-properties fo:color="#1cbe4f" style:font-name="Helvetica1" fo:font-size="7pt" style:font-size-asian="7pt" style:font-name-complex="Helvetica1" style:font-size-complex="7pt"/>
    </style:style>
    <style:style style:name="T3" style:family="text">
      <style:text-properties fo:color="#feaf16" style:font-name="Helvetica1" fo:font-size="7pt" style:font-size-asian="7pt" style:font-name-complex="Helvetica1" style:font-size-complex="7pt"/>
    </style:style>
    <style:style style:name="T4" style:family="text">
      <style:text-properties fo:color="#b10da1" style:font-name="Helvetica1" fo:font-size="7pt" style:font-size-asian="7pt" style:font-name-complex="Helvetica1" style:font-size-complex="7pt"/>
    </style:style>
    <style:style style:name="T5" style:family="text">
      <style:text-properties fo:color="#aa0dfe" style:font-name="Helvetica1" fo:font-size="7pt" style:font-size-asian="7pt" style:font-name-complex="Helvetica1" style:font-size-complex="7pt"/>
    </style:style>
    <style:style style:name="T6" style:family="text">
      <style:text-properties fo:color="#c4451c" style:font-name="Helvetica1" fo:font-size="7pt" style:font-size-asian="7pt" style:font-name-complex="Helvetica1" style:font-size-complex="7pt"/>
    </style:style>
    <style:style style:name="T7" style:family="text">
      <style:text-properties fo:color="#85660d" style:font-name="Helvetica1" fo:font-size="7pt" style:font-size-asian="7pt" style:font-name-complex="Helvetica1" style:font-size-complex="7pt"/>
    </style:style>
    <style:style style:name="T8" style:family="text">
      <style:text-properties fo:color="#f8a19f" style:font-name="Helvetica1" fo:font-size="7pt" style:font-size-asian="7pt" style:font-name-complex="Helvetica1" style:font-size-complex="7pt"/>
    </style:style>
    <style:style style:name="T9" style:family="text">
      <style:text-properties fo:color="#f7e1a0" style:font-name="Helvetica1" fo:font-size="7pt" style:font-size-asian="7pt" style:font-name-complex="Helvetica1" style:font-size-complex="7pt"/>
    </style:style>
    <style:style style:name="T10" style:family="text">
      <style:text-properties fo:color="#fe00fa" style:font-name="Helvetica1" fo:font-size="7pt" style:font-size-asian="7pt" style:font-name-complex="Helvetica1" style:font-size-complex="7pt"/>
    </style:style>
    <style:style style:name="T11" style:family="text">
      <style:text-properties fo:color="#3283fe" style:font-name="Helvetica1" fo:font-size="7pt" style:font-size-asian="7pt" style:font-name-complex="Helvetica1" style:font-size-complex="7pt"/>
    </style:style>
    <style:style style:name="T12" style:family="text">
      <style:text-properties fo:color="#325a9b" style:font-name="Helvetica1" fo:font-size="7pt" style:font-size-asian="7pt" style:font-name-complex="Helvetica1" style:font-size-complex="7pt"/>
    </style:style>
    <style:style style:name="T13" style:family="text">
      <style:text-properties fo:color="#1cffce" style:font-name="Helvetica1" fo:font-size="7pt" style:font-size-asian="7pt" style:font-name-complex="Helvetica1" style:font-size-complex="7pt"/>
    </style:style>
    <style:style style:name="T14" style:family="text">
      <style:text-properties fo:color="#1c8356" style:font-name="Helvetica1" fo:font-size="7pt" style:font-size-asian="7pt" style:font-name-complex="Helvetica1" style:font-size-complex="7pt"/>
    </style:style>
    <style:style style:name="T15" style:family="text">
      <style:text-properties fo:color="#dea0fd" style:font-name="Helvetica1" fo:font-size="7pt" style:font-size-asian="7pt" style:font-name-complex="Helvetica1" style:font-size-complex="7pt"/>
    </style:style>
    <style:style style:name="T16" style:family="text">
      <style:text-properties fo:color="#999999" style:font-name="Helvetica1" fo:font-size="7pt" style:font-size-asian="7pt" style:font-name-complex="Helvetica1" style:font-size-complex="7pt"/>
    </style:style>
    <style:style style:name="T17" style:family="text">
      <style:text-properties fo:color="#111111" style:font-name="Helvetica1" fo:font-size="7pt" style:font-size-asian="7pt" style:font-name-complex="Helvetica1" style:font-size-complex="7pt"/>
    </style:style>
    <style:style style:name="T18" style:family="text">
      <style:text-properties fo:color="#782ab6" style:font-name="Helvetica1" fo:font-size="7pt" style:font-size-asian="7pt" style:font-name-complex="Helvetica1" style:font-size-complex="7pt"/>
    </style:style>
    <style:style style:name="T19" style:family="text">
      <style:text-properties fo:color="#16ff32" style:font-name="Helvetica1" fo:font-size="7pt" style:font-size-asian="7pt" style:font-name-complex="Helvetica1" style:font-size-complex="7pt"/>
    </style:style>
    <style:style style:name="T20" style:family="text">
      <style:text-properties fo:color="#f6222e" style:font-name="Helvetica1" fo:font-size="7pt" style:font-size-asian="7pt" style:font-name-complex="Helvetica1" style:font-size-complex="7pt"/>
    </style:style>
    <style:style style:name="T21" style:family="text">
      <style:text-properties fo:color="#2ed9ff" style:font-name="Helvetica1" fo:font-size="7pt" style:font-size-asian="7pt" style:font-name-complex="Helvetica1" style:font-size-complex="7pt"/>
    </style:style>
    <style:style style:name="T22" style:family="text">
      <style:text-properties fo:color="#000000" style:font-name="Helvetica1" fo:font-size="6pt" style:font-size-asian="6pt" style:font-name-complex="Helvetica1" style:font-size-complex="6pt"/>
    </style:style>
    <style:style style:name="T23" style:family="text">
      <style:text-properties fo:color="#000000" style:font-name="Helvetica1" fo:font-size="5pt" style:font-size-asian="6pt" style:font-name-complex="Helvetica1" style:font-size-complex="6pt"/>
    </style:style>
    <style:style style:name="T24" style:family="text">
      <style:text-properties fo:color="#000000" style:font-name="Helvetica1" style:font-size-asian="6pt" style:font-name-complex="Helvetica1" style:font-size-complex="6pt"/>
    </style:style>
    <style:style style:name="T25" style:family="text">
      <style:text-properties fo:color="#000000" style:font-name="Helvetica1" fo:font-size="8pt" fo:font-weight="bold" style:font-size-asian="8pt" style:font-name-complex="Helvetica1" style:font-size-complex="8pt" style:font-weight-complex="bold"/>
    </style:style>
    <style:style style:name="T26" style:family="text">
      <style:text-properties fo:color="#000000" style:font-name="Helvetica1" fo:font-size="8pt" style:font-size-asian="8pt" style:font-name-complex="Helvetica1" style:font-size-complex="8pt"/>
    </style:style>
    <style:style style:name="T27" style:family="text">
      <style:text-properties style:font-name="Arial" fo:font-size="12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8" style:family="text">
      <style:text-properties style:font-name="Arial" fo:font-size="12pt" fo:font-weight="normal" style:font-size-asian="14pt" style:font-weight-asian="normal" style:font-size-complex="14pt" style:font-weight-complex="normal"/>
    </style:style>
    <style:style style:name="T29" style:family="text">
      <style:text-properties style:font-name="Aria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0" style:family="text">
      <style:text-properties style:font-name="Arial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9cm" svg:height="35.56cm" svg:x="-0.2cm" svg:y="0.005cm" svg:viewBox="0 0 21591 35561" draw:points="0,35561 21591,35561 21591,0 0,0">
          <text:p/>
        </draw:polygon>
        <draw:line draw:style-name="gr2" draw:text-style-name="P2" draw:layer="layout" svg:x1="0.799cm" svg:y1="34.243cm" svg:x2="12.208cm" svg:y2="34.243cm">
          <text:p/>
        </draw:line>
        <draw:polyline draw:style-name="gr2" draw:text-style-name="P2" draw:layer="layout" svg:width="0cm" svg:height="0cm" svg:x="0.799cm" svg:y="31.386cm" svg:viewBox="0 0 0 0" draw:points="0,0">
          <text:p/>
        </draw:polyline>
        <draw:line draw:style-name="gr2" draw:text-style-name="P2" draw:layer="layout" svg:x1="0.799cm" svg:y1="33.91cm" svg:x2="4.316cm" svg:y2="33.91cm">
          <text:p/>
        </draw:line>
        <draw:line draw:style-name="gr2" draw:text-style-name="P2" draw:layer="layout" svg:x1="0.799cm" svg:y1="28.862cm" svg:x2="2.159cm" svg:y2="28.862cm">
          <text:p/>
        </draw:line>
        <draw:line draw:style-name="gr2" draw:text-style-name="P2" draw:layer="layout" svg:x1="2.159cm" svg:y1="33.217cm" svg:x2="2.636cm" svg:y2="33.217cm">
          <text:p/>
        </draw:line>
        <draw:line draw:style-name="gr2" draw:text-style-name="P2" draw:layer="layout" svg:x1="2.636cm" svg:y1="33.577cm" svg:x2="6.772cm" svg:y2="33.577cm">
          <text:p/>
        </draw:line>
        <draw:line draw:style-name="gr2" draw:text-style-name="P2" draw:layer="layout" svg:x1="2.636cm" svg:y1="32.857cm" svg:x2="5.973cm" svg:y2="32.857cm">
          <text:p/>
        </draw:line>
        <draw:line draw:style-name="gr2" draw:text-style-name="P2" draw:layer="layout" svg:x1="5.973cm" svg:y1="33.245cm" svg:x2="6.694cm" svg:y2="33.245cm">
          <text:p/>
        </draw:line>
        <draw:line draw:style-name="gr2" draw:text-style-name="P2" draw:layer="layout" svg:x1="5.973cm" svg:y1="32.912cm" svg:x2="6.018cm" svg:y2="32.912cm">
          <text:p/>
        </draw:line>
        <draw:line draw:style-name="gr2" draw:text-style-name="P2" draw:layer="layout" svg:x1="5.973cm" svg:y1="32.413cm" svg:x2="6.139cm" svg:y2="32.413cm">
          <text:p/>
        </draw:line>
        <draw:line draw:style-name="gr2" draw:text-style-name="P2" draw:layer="layout" svg:x1="6.139cm" svg:y1="32.58cm" svg:x2="6.221cm" svg:y2="32.58cm">
          <text:p/>
        </draw:line>
        <draw:line draw:style-name="gr2" draw:text-style-name="P2" draw:layer="layout" svg:x1="6.139cm" svg:y1="32.247cm" svg:x2="6.202cm" svg:y2="32.247cm">
          <text:p/>
        </draw:line>
        <draw:line draw:style-name="gr2" draw:text-style-name="P2" draw:layer="layout" svg:x1="2.159cm" svg:y1="24.507cm" svg:x2="2.974cm" svg:y2="24.507cm">
          <text:p/>
        </draw:line>
        <draw:line draw:style-name="gr2" draw:text-style-name="P2" draw:layer="layout" svg:x1="2.974cm" svg:y1="30.238cm" svg:x2="4.163cm" svg:y2="30.238cm">
          <text:p/>
        </draw:line>
        <draw:line draw:style-name="gr2" draw:text-style-name="P2" draw:layer="layout" svg:x1="4.163cm" svg:y1="31.374cm" svg:x2="5.407cm" svg:y2="31.374cm">
          <text:p/>
        </draw:line>
        <draw:line draw:style-name="gr2" draw:text-style-name="P2" draw:layer="layout" svg:x1="5.407cm" svg:y1="31.748cm" svg:x2="5.953cm" svg:y2="31.748cm">
          <text:p/>
        </draw:line>
        <draw:line draw:style-name="gr2" draw:text-style-name="P2" draw:layer="layout" svg:x1="5.953cm" svg:y1="31.914cm" svg:x2="6.303cm" svg:y2="31.914cm">
          <text:p/>
        </draw:line>
        <draw:line draw:style-name="gr2" draw:text-style-name="P2" draw:layer="layout" svg:x1="5.953cm" svg:y1="31.582cm" svg:x2="6.07cm" svg:y2="31.582cm">
          <text:p/>
        </draw:line>
        <draw:line draw:style-name="gr2" draw:text-style-name="P2" draw:layer="layout" svg:x1="5.407cm" svg:y1="31cm" svg:x2="6.037cm" svg:y2="31cm">
          <text:p/>
        </draw:line>
        <draw:line draw:style-name="gr2" draw:text-style-name="P2" draw:layer="layout" svg:x1="6.037cm" svg:y1="31.249cm" svg:x2="6.645cm" svg:y2="31.249cm">
          <text:p/>
        </draw:line>
        <draw:line draw:style-name="gr2" draw:text-style-name="P2" draw:layer="layout" svg:x1="6.037cm" svg:y1="30.75cm" svg:x2="6.743cm" svg:y2="30.75cm">
          <text:p/>
        </draw:line>
        <draw:line draw:style-name="gr2" draw:text-style-name="P2" draw:layer="layout" svg:x1="6.743cm" svg:y1="30.917cm" svg:x2="7.094cm" svg:y2="30.917cm">
          <text:p/>
        </draw:line>
        <draw:line draw:style-name="gr2" draw:text-style-name="P2" draw:layer="layout" svg:x1="6.743cm" svg:y1="30.584cm" svg:x2="7.153cm" svg:y2="30.584cm">
          <text:p/>
        </draw:line>
        <draw:line draw:style-name="gr2" draw:text-style-name="P2" draw:layer="layout" svg:x1="4.163cm" svg:y1="29.103cm" svg:x2="6.171cm" svg:y2="29.103cm">
          <text:p/>
        </draw:line>
        <draw:line draw:style-name="gr2" draw:text-style-name="P2" draw:layer="layout" svg:x1="6.171cm" svg:y1="30.252cm" svg:x2="6.203cm" svg:y2="30.252cm">
          <text:p/>
        </draw:line>
        <draw:line draw:style-name="gr2" draw:text-style-name="P2" draw:layer="layout" svg:x1="6.171cm" svg:y1="29.919cm" svg:x2="6.213cm" svg:y2="29.919cm">
          <text:p/>
        </draw:line>
        <draw:line draw:style-name="gr2" draw:text-style-name="P2" draw:layer="layout" svg:x1="6.171cm" svg:y1="29.586cm" svg:x2="6.402cm" svg:y2="29.586cm">
          <text:p/>
        </draw:line>
        <draw:line draw:style-name="gr2" draw:text-style-name="P2" draw:layer="layout" svg:x1="6.171cm" svg:y1="29.254cm" svg:x2="6.202cm" svg:y2="29.254cm">
          <text:p/>
        </draw:line>
        <draw:line draw:style-name="gr2" draw:text-style-name="P2" draw:layer="layout" svg:x1="6.171cm" svg:y1="28.589cm" svg:x2="6.238cm" svg:y2="28.589cm">
          <text:p/>
        </draw:line>
        <draw:line draw:style-name="gr2" draw:text-style-name="P2" draw:layer="layout" svg:x1="6.238cm" svg:y1="28.921cm" svg:x2="6.323cm" svg:y2="28.921cm">
          <text:p/>
        </draw:line>
        <draw:line draw:style-name="gr2" draw:text-style-name="P2" draw:layer="layout" svg:x1="6.238cm" svg:y1="28.589cm" svg:x2="6.267cm" svg:y2="28.589cm">
          <text:p/>
        </draw:line>
        <draw:line draw:style-name="gr2" draw:text-style-name="P2" draw:layer="layout" svg:x1="6.238cm" svg:y1="28.256cm" svg:x2="6.268cm" svg:y2="28.256cm">
          <text:p/>
        </draw:line>
        <draw:line draw:style-name="gr2" draw:text-style-name="P2" draw:layer="layout" svg:x1="6.171cm" svg:y1="27.018cm" svg:x2="6.35cm" svg:y2="27.018cm">
          <text:p/>
        </draw:line>
        <draw:line draw:style-name="gr2" draw:text-style-name="P2" draw:layer="layout" svg:x1="6.35cm" svg:y1="27.591cm" svg:x2="6.485cm" svg:y2="27.591cm">
          <text:p/>
        </draw:line>
        <draw:line draw:style-name="gr2" draw:text-style-name="P2" draw:layer="layout" svg:x1="6.485cm" svg:y1="27.923cm" svg:x2="6.515cm" svg:y2="27.923cm">
          <text:p/>
        </draw:line>
        <draw:line draw:style-name="gr2" draw:text-style-name="P2" draw:layer="layout" svg:x1="6.485cm" svg:y1="27.591cm" svg:x2="6.552cm" svg:y2="27.591cm">
          <text:p/>
        </draw:line>
        <draw:line draw:style-name="gr2" draw:text-style-name="P2" draw:layer="layout" svg:x1="6.485cm" svg:y1="27.258cm" svg:x2="6.515cm" svg:y2="27.258cm">
          <text:p/>
        </draw:line>
        <draw:line draw:style-name="gr2" draw:text-style-name="P2" draw:layer="layout" svg:x1="6.35cm" svg:y1="26.445cm" svg:x2="6.57cm" svg:y2="26.445cm">
          <text:p/>
        </draw:line>
        <draw:line draw:style-name="gr2" draw:text-style-name="P2" draw:layer="layout" svg:x1="6.57cm" svg:y1="26.926cm" svg:x2="7.435cm" svg:y2="26.926cm">
          <text:p/>
        </draw:line>
        <draw:line draw:style-name="gr2" draw:text-style-name="P2" draw:layer="layout" svg:x1="6.57cm" svg:y1="25.965cm" svg:x2="6.965cm" svg:y2="25.965cm">
          <text:p/>
        </draw:line>
        <draw:line draw:style-name="gr2" draw:text-style-name="P2" draw:layer="layout" svg:x1="6.965cm" svg:y1="26.593cm" svg:x2="6.995cm" svg:y2="26.593cm">
          <text:p/>
        </draw:line>
        <draw:line draw:style-name="gr2" draw:text-style-name="P2" draw:layer="layout" svg:x1="6.965cm" svg:y1="25.337cm" svg:x2="7.044cm" svg:y2="25.337cm">
          <text:p/>
        </draw:line>
        <draw:line draw:style-name="gr2" draw:text-style-name="P2" draw:layer="layout" svg:x1="7.044cm" svg:y1="26.26cm" svg:x2="7.133cm" svg:y2="26.26cm">
          <text:p/>
        </draw:line>
        <draw:line draw:style-name="gr2" draw:text-style-name="P2" draw:layer="layout" svg:x1="7.044cm" svg:y1="25.54cm" svg:x2="7.113cm" svg:y2="25.54cm">
          <text:p/>
        </draw:line>
        <draw:line draw:style-name="gr2" draw:text-style-name="P2" draw:layer="layout" svg:x1="7.113cm" svg:y1="25.928cm" svg:x2="7.227cm" svg:y2="25.928cm">
          <text:p/>
        </draw:line>
        <draw:line draw:style-name="gr2" draw:text-style-name="P2" draw:layer="layout" svg:x1="7.113cm" svg:y1="25.595cm" svg:x2="7.173cm" svg:y2="25.595cm">
          <text:p/>
        </draw:line>
        <draw:line draw:style-name="gr2" draw:text-style-name="P2" draw:layer="layout" svg:x1="7.113cm" svg:y1="25.096cm" svg:x2="7.182cm" svg:y2="25.096cm">
          <text:p/>
        </draw:line>
        <draw:line draw:style-name="gr2" draw:text-style-name="P2" draw:layer="layout" svg:x1="7.182cm" svg:y1="25.263cm" svg:x2="7.38cm" svg:y2="25.263cm">
          <text:p/>
        </draw:line>
        <draw:line draw:style-name="gr2" draw:text-style-name="P2" draw:layer="layout" svg:x1="7.182cm" svg:y1="24.93cm" svg:x2="7.509cm" svg:y2="24.93cm">
          <text:p/>
        </draw:line>
        <draw:line draw:style-name="gr2" draw:text-style-name="P2" draw:layer="layout" svg:x1="7.044cm" svg:y1="24.21cm" svg:x2="7.112cm" svg:y2="24.21cm">
          <text:p/>
        </draw:line>
        <draw:line draw:style-name="gr2" draw:text-style-name="P2" draw:layer="layout" svg:x1="7.112cm" svg:y1="24.598cm" svg:x2="7.141cm" svg:y2="24.598cm">
          <text:p/>
        </draw:line>
        <draw:line draw:style-name="gr2" draw:text-style-name="P2" draw:layer="layout" svg:x1="7.112cm" svg:y1="23.822cm" svg:x2="7.225cm" svg:y2="23.822cm">
          <text:p/>
        </draw:line>
        <draw:line draw:style-name="gr2" draw:text-style-name="P2" draw:layer="layout" svg:x1="7.225cm" svg:y1="24.265cm" svg:x2="7.253cm" svg:y2="24.265cm">
          <text:p/>
        </draw:line>
        <draw:line draw:style-name="gr2" draw:text-style-name="P2" draw:layer="layout" svg:x1="7.225cm" svg:y1="23.932cm" svg:x2="7.265cm" svg:y2="23.932cm">
          <text:p/>
        </draw:line>
        <draw:line draw:style-name="gr2" draw:text-style-name="P2" draw:layer="layout" svg:x1="7.225cm" svg:y1="23.267cm" svg:x2="7.294cm" svg:y2="23.267cm">
          <text:p/>
        </draw:line>
        <draw:line draw:style-name="gr2" draw:text-style-name="P2" draw:layer="layout" svg:x1="7.294cm" svg:y1="23.6cm" svg:x2="7.363cm" svg:y2="23.6cm">
          <text:p/>
        </draw:line>
        <draw:line draw:style-name="gr2" draw:text-style-name="P2" draw:layer="layout" svg:x1="7.294cm" svg:y1="23.267cm" svg:x2="7.322cm" svg:y2="23.267cm">
          <text:p/>
        </draw:line>
        <draw:line draw:style-name="gr2" draw:text-style-name="P2" draw:layer="layout" svg:x1="7.294cm" svg:y1="22.935cm" svg:x2="7.325cm" svg:y2="22.935cm">
          <text:p/>
        </draw:line>
        <draw:line draw:style-name="gr2" draw:text-style-name="P2" draw:layer="layout" svg:x1="2.974cm" svg:y1="18.777cm" svg:x2="3.384cm" svg:y2="18.777cm">
          <text:p/>
        </draw:line>
        <draw:line draw:style-name="gr2" draw:text-style-name="P2" draw:layer="layout" svg:x1="3.384cm" svg:y1="21.511cm" svg:x2="3.7cm" svg:y2="21.511cm">
          <text:p/>
        </draw:line>
        <draw:line draw:style-name="gr2" draw:text-style-name="P2" draw:layer="layout" svg:x1="3.7cm" svg:y1="22.311cm" svg:x2="4.76cm" svg:y2="22.311cm">
          <text:p/>
        </draw:line>
        <draw:line draw:style-name="gr2" draw:text-style-name="P2" draw:layer="layout" svg:x1="4.76cm" svg:y1="22.602cm" svg:x2="9.653cm" svg:y2="22.602cm">
          <text:p/>
        </draw:line>
        <draw:line draw:style-name="gr2" draw:text-style-name="P2" draw:layer="layout" svg:x1="4.76cm" svg:y1="22.02cm" svg:x2="7.128cm" svg:y2="22.02cm">
          <text:p/>
        </draw:line>
        <draw:line draw:style-name="gr2" draw:text-style-name="P2" draw:layer="layout" svg:x1="7.128cm" svg:y1="22.269cm" svg:x2="7.165cm" svg:y2="22.269cm">
          <text:p/>
        </draw:line>
        <draw:line draw:style-name="gr2" draw:text-style-name="P2" draw:layer="layout" svg:x1="7.128cm" svg:y1="21.77cm" svg:x2="7.194cm" svg:y2="21.77cm">
          <text:p/>
        </draw:line>
        <draw:line draw:style-name="gr2" draw:text-style-name="P2" draw:layer="layout" svg:x1="7.194cm" svg:y1="21.937cm" svg:x2="7.342cm" svg:y2="21.937cm">
          <text:p/>
        </draw:line>
        <draw:line draw:style-name="gr2" draw:text-style-name="P2" draw:layer="layout" svg:x1="7.194cm" svg:y1="21.604cm" svg:x2="7.769cm" svg:y2="21.604cm">
          <text:p/>
        </draw:line>
        <draw:line draw:style-name="gr2" draw:text-style-name="P2" draw:layer="layout" svg:x1="3.7cm" svg:y1="20.71cm" svg:x2="4.415cm" svg:y2="20.71cm">
          <text:p/>
        </draw:line>
        <draw:line draw:style-name="gr2" draw:text-style-name="P2" draw:layer="layout" svg:x1="4.415cm" svg:y1="21.272cm" svg:x2="6.897cm" svg:y2="21.272cm">
          <text:p/>
        </draw:line>
        <draw:line draw:style-name="gr2" draw:text-style-name="P2" draw:layer="layout" svg:x1="4.415cm" svg:y1="20.149cm" svg:x2="5.163cm" svg:y2="20.149cm">
          <text:p/>
        </draw:line>
        <draw:line draw:style-name="gr2" draw:text-style-name="P2" draw:layer="layout" svg:x1="5.163cm" svg:y1="20.69cm" svg:x2="5.917cm" svg:y2="20.69cm">
          <text:p/>
        </draw:line>
        <draw:line draw:style-name="gr2" draw:text-style-name="P2" draw:layer="layout" svg:x1="5.917cm" svg:y1="20.939cm" svg:x2="7.005cm" svg:y2="20.939cm">
          <text:p/>
        </draw:line>
        <draw:line draw:style-name="gr2" draw:text-style-name="P2" draw:layer="layout" svg:x1="5.917cm" svg:y1="20.44cm" svg:x2="7.256cm" svg:y2="20.44cm">
          <text:p/>
        </draw:line>
        <draw:line draw:style-name="gr2" draw:text-style-name="P2" draw:layer="layout" svg:x1="7.256cm" svg:y1="20.606cm" svg:x2="7.383cm" svg:y2="20.606cm">
          <text:p/>
        </draw:line>
        <draw:line draw:style-name="gr2" draw:text-style-name="P2" draw:layer="layout" svg:x1="7.256cm" svg:y1="20.274cm" svg:x2="7.367cm" svg:y2="20.274cm">
          <text:p/>
        </draw:line>
        <draw:line draw:style-name="gr2" draw:text-style-name="P2" draw:layer="layout" svg:x1="5.163cm" svg:y1="19.609cm" svg:x2="6.193cm" svg:y2="19.609cm">
          <text:p/>
        </draw:line>
        <draw:line draw:style-name="gr2" draw:text-style-name="P2" draw:layer="layout" svg:x1="6.193cm" svg:y1="19.941cm" svg:x2="6.343cm" svg:y2="19.941cm">
          <text:p/>
        </draw:line>
        <draw:line draw:style-name="gr2" draw:text-style-name="P2" draw:layer="layout" svg:x1="6.193cm" svg:y1="19.276cm" svg:x2="6.608cm" svg:y2="19.276cm">
          <text:p/>
        </draw:line>
        <draw:line draw:style-name="gr2" draw:text-style-name="P2" draw:layer="layout" svg:x1="6.608cm" svg:y1="19.609cm" svg:x2="6.662cm" svg:y2="19.609cm">
          <text:p/>
        </draw:line>
        <draw:line draw:style-name="gr2" draw:text-style-name="P2" draw:layer="layout" svg:x1="6.608cm" svg:y1="19.276cm" svg:x2="6.645cm" svg:y2="19.276cm">
          <text:p/>
        </draw:line>
        <draw:line draw:style-name="gr2" draw:text-style-name="P2" draw:layer="layout" svg:x1="6.608cm" svg:y1="18.944cm" svg:x2="6.708cm" svg:y2="18.944cm">
          <text:p/>
        </draw:line>
        <draw:line draw:style-name="gr2" draw:text-style-name="P2" draw:layer="layout" svg:x1="3.384cm" svg:y1="16.043cm" svg:x2="4.18cm" svg:y2="16.043cm">
          <text:p/>
        </draw:line>
        <draw:line draw:style-name="gr2" draw:text-style-name="P2" draw:layer="layout" svg:x1="4.18cm" svg:y1="18.32cm" svg:x2="7.767cm" svg:y2="18.32cm">
          <text:p/>
        </draw:line>
        <draw:line draw:style-name="gr2" draw:text-style-name="P2" draw:layer="layout" svg:x1="7.767cm" svg:y1="18.611cm" svg:x2="10.422cm" svg:y2="18.611cm">
          <text:p/>
        </draw:line>
        <draw:line draw:style-name="gr2" draw:text-style-name="P2" draw:layer="layout" svg:x1="7.767cm" svg:y1="18.029cm" svg:x2="8.606cm" svg:y2="18.029cm">
          <text:p/>
        </draw:line>
        <draw:line draw:style-name="gr2" draw:text-style-name="P2" draw:layer="layout" svg:x1="8.606cm" svg:y1="18.278cm" svg:x2="8.833cm" svg:y2="18.278cm">
          <text:p/>
        </draw:line>
        <draw:line draw:style-name="gr2" draw:text-style-name="P2" draw:layer="layout" svg:x1="8.606cm" svg:y1="17.78cm" svg:x2="8.736cm" svg:y2="17.78cm">
          <text:p/>
        </draw:line>
        <draw:line draw:style-name="gr2" draw:text-style-name="P2" draw:layer="layout" svg:x1="8.736cm" svg:y1="17.946cm" svg:x2="9.592cm" svg:y2="17.946cm">
          <text:p/>
        </draw:line>
        <draw:line draw:style-name="gr2" draw:text-style-name="P2" draw:layer="layout" svg:x1="8.736cm" svg:y1="17.613cm" svg:x2="9.098cm" svg:y2="17.613cm">
          <text:p/>
        </draw:line>
        <draw:line draw:style-name="gr2" draw:text-style-name="P2" draw:layer="layout" svg:x1="4.18cm" svg:y1="13.765cm" svg:x2="4.77cm" svg:y2="13.765cm">
          <text:p/>
        </draw:line>
        <draw:line draw:style-name="gr2" draw:text-style-name="P2" draw:layer="layout" svg:x1="4.77cm" svg:y1="16.621cm" svg:x2="5.949cm" svg:y2="16.621cm">
          <text:p/>
        </draw:line>
        <draw:line draw:style-name="gr2" draw:text-style-name="P2" draw:layer="layout" svg:x1="5.949cm" svg:y1="17.281cm" svg:x2="6.744cm" svg:y2="17.281cm">
          <text:p/>
        </draw:line>
        <draw:line draw:style-name="gr2" draw:text-style-name="P2" draw:layer="layout" svg:x1="5.949cm" svg:y1="15.961cm" svg:x2="6.963cm" svg:y2="15.961cm">
          <text:p/>
        </draw:line>
        <draw:line draw:style-name="gr2" draw:text-style-name="P2" draw:layer="layout" svg:x1="6.963cm" svg:y1="16.782cm" svg:x2="7.387cm" svg:y2="16.782cm">
          <text:p/>
        </draw:line>
        <draw:line draw:style-name="gr2" draw:text-style-name="P2" draw:layer="layout" svg:x1="7.387cm" svg:y1="16.948cm" svg:x2="7.842cm" svg:y2="16.948cm">
          <text:p/>
        </draw:line>
        <draw:line draw:style-name="gr2" draw:text-style-name="P2" draw:layer="layout" svg:x1="7.387cm" svg:y1="16.615cm" svg:x2="7.863cm" svg:y2="16.615cm">
          <text:p/>
        </draw:line>
        <draw:line draw:style-name="gr2" draw:text-style-name="P2" draw:layer="layout" svg:x1="6.963cm" svg:y1="15.14cm" svg:x2="7.668cm" svg:y2="15.14cm">
          <text:p/>
        </draw:line>
        <draw:line draw:style-name="gr2" draw:text-style-name="P2" draw:layer="layout" svg:x1="7.668cm" svg:y1="15.992cm" svg:x2="7.766cm" svg:y2="15.992cm">
          <text:p/>
        </draw:line>
        <draw:line draw:style-name="gr2" draw:text-style-name="P2" draw:layer="layout" svg:x1="7.766cm" svg:y1="16.283cm" svg:x2="8.991cm" svg:y2="16.283cm">
          <text:p/>
        </draw:line>
        <draw:line draw:style-name="gr2" draw:text-style-name="P2" draw:layer="layout" svg:x1="7.766cm" svg:y1="15.701cm" svg:x2="7.884cm" svg:y2="15.701cm">
          <text:p/>
        </draw:line>
        <draw:line draw:style-name="gr2" draw:text-style-name="P2" draw:layer="layout" svg:x1="7.884cm" svg:y1="15.95cm" svg:x2="8.133cm" svg:y2="15.95cm">
          <text:p/>
        </draw:line>
        <draw:line draw:style-name="gr2" draw:text-style-name="P2" draw:layer="layout" svg:x1="7.884cm" svg:y1="15.452cm" svg:x2="7.959cm" svg:y2="15.452cm">
          <text:p/>
        </draw:line>
        <draw:line draw:style-name="gr2" draw:text-style-name="P2" draw:layer="layout" svg:x1="7.959cm" svg:y1="15.618cm" svg:x2="8.343cm" svg:y2="15.618cm">
          <text:p/>
        </draw:line>
        <draw:line draw:style-name="gr2" draw:text-style-name="P2" draw:layer="layout" svg:x1="7.959cm" svg:y1="15.285cm" svg:x2="8.397cm" svg:y2="15.285cm">
          <text:p/>
        </draw:line>
        <draw:line draw:style-name="gr2" draw:text-style-name="P2" draw:layer="layout" svg:x1="7.668cm" svg:y1="14.287cm" svg:x2="7.783cm" svg:y2="14.287cm">
          <text:p/>
        </draw:line>
        <draw:line draw:style-name="gr2" draw:text-style-name="P2" draw:layer="layout" svg:x1="7.783cm" svg:y1="14.953cm" svg:x2="7.885cm" svg:y2="14.953cm">
          <text:p/>
        </draw:line>
        <draw:line draw:style-name="gr2" draw:text-style-name="P2" draw:layer="layout" svg:x1="7.783cm" svg:y1="14.62cm" svg:x2="7.882cm" svg:y2="14.62cm">
          <text:p/>
        </draw:line>
        <draw:line draw:style-name="gr2" draw:text-style-name="P2" draw:layer="layout" svg:x1="7.783cm" svg:y1="14.287cm" svg:x2="7.82cm" svg:y2="14.287cm">
          <text:p/>
        </draw:line>
        <draw:line draw:style-name="gr2" draw:text-style-name="P2" draw:layer="layout" svg:x1="7.783cm" svg:y1="13.955cm" svg:x2="7.881cm" svg:y2="13.955cm">
          <text:p/>
        </draw:line>
        <draw:line draw:style-name="gr2" draw:text-style-name="P2" draw:layer="layout" svg:x1="7.783cm" svg:y1="13.622cm" svg:x2="7.809cm" svg:y2="13.622cm">
          <text:p/>
        </draw:line>
        <draw:line draw:style-name="gr2" draw:text-style-name="P2" draw:layer="layout" svg:x1="4.77cm" svg:y1="10.91cm" svg:x2="5.474cm" svg:y2="10.91cm">
          <text:p/>
        </draw:line>
        <draw:line draw:style-name="gr2" draw:text-style-name="P2" draw:layer="layout" svg:x1="5.474cm" svg:y1="12.749cm" svg:x2="6.356cm" svg:y2="12.749cm">
          <text:p/>
        </draw:line>
        <draw:line draw:style-name="gr2" draw:text-style-name="P2" draw:layer="layout" svg:x1="6.356cm" svg:y1="13.123cm" svg:x2="6.784cm" svg:y2="13.123cm">
          <text:p/>
        </draw:line>
        <draw:line draw:style-name="gr2" draw:text-style-name="P2" draw:layer="layout" svg:x1="6.784cm" svg:y1="13.29cm" svg:x2="6.818cm" svg:y2="13.29cm">
          <text:p/>
        </draw:line>
        <draw:line draw:style-name="gr2" draw:text-style-name="P2" draw:layer="layout" svg:x1="6.784cm" svg:y1="12.957cm" svg:x2="6.866cm" svg:y2="12.957cm">
          <text:p/>
        </draw:line>
        <draw:line draw:style-name="gr2" draw:text-style-name="P2" draw:layer="layout" svg:x1="6.356cm" svg:y1="12.375cm" svg:x2="7.204cm" svg:y2="12.375cm">
          <text:p/>
        </draw:line>
        <draw:line draw:style-name="gr2" draw:text-style-name="P2" draw:layer="layout" svg:x1="7.204cm" svg:y1="12.624cm" svg:x2="7.43cm" svg:y2="12.624cm">
          <text:p/>
        </draw:line>
        <draw:line draw:style-name="gr2" draw:text-style-name="P2" draw:layer="layout" svg:x1="7.204cm" svg:y1="12.126cm" svg:x2="7.431cm" svg:y2="12.126cm">
          <text:p/>
        </draw:line>
        <draw:line draw:style-name="gr2" draw:text-style-name="P2" draw:layer="layout" svg:x1="7.431cm" svg:y1="12.292cm" svg:x2="7.459cm" svg:y2="12.292cm">
          <text:p/>
        </draw:line>
        <draw:line draw:style-name="gr2" draw:text-style-name="P2" draw:layer="layout" svg:x1="7.431cm" svg:y1="11.959cm" svg:x2="7.562cm" svg:y2="11.959cm">
          <text:p/>
        </draw:line>
        <draw:line draw:style-name="gr2" draw:text-style-name="P2" draw:layer="layout" svg:x1="5.474cm" svg:y1="9.07cm" svg:x2="6.826cm" svg:y2="9.07cm">
          <text:p/>
        </draw:line>
        <draw:line draw:style-name="gr2" draw:text-style-name="P2" draw:layer="layout" svg:x1="6.826cm" svg:y1="11.228cm" svg:x2="7.506cm" svg:y2="11.228cm">
          <text:p/>
        </draw:line>
        <draw:line draw:style-name="gr2" draw:text-style-name="P2" draw:layer="layout" svg:x1="7.506cm" svg:y1="11.627cm" svg:x2="9.648cm" svg:y2="11.627cm">
          <text:p/>
        </draw:line>
        <draw:line draw:style-name="gr2" draw:text-style-name="P2" draw:layer="layout" svg:x1="7.506cm" svg:y1="10.83cm" svg:x2="8.606cm" svg:y2="10.83cm">
          <text:p/>
        </draw:line>
        <draw:line draw:style-name="gr2" draw:text-style-name="P2" draw:layer="layout" svg:x1="8.606cm" svg:y1="11.294cm" svg:x2="9.007cm" svg:y2="11.294cm">
          <text:p/>
        </draw:line>
        <draw:line draw:style-name="gr2" draw:text-style-name="P2" draw:layer="layout" svg:x1="8.606cm" svg:y1="10.366cm" svg:x2="8.858cm" svg:y2="10.366cm">
          <text:p/>
        </draw:line>
        <draw:line draw:style-name="gr2" draw:text-style-name="P2" draw:layer="layout" svg:x1="8.858cm" svg:y1="10.961cm" svg:x2="9.024cm" svg:y2="10.961cm">
          <text:p/>
        </draw:line>
        <draw:line draw:style-name="gr2" draw:text-style-name="P2" draw:layer="layout" svg:x1="8.858cm" svg:y1="9.77cm" svg:x2="8.956cm" svg:y2="9.77cm">
          <text:p/>
        </draw:line>
        <draw:line draw:style-name="gr2" draw:text-style-name="P2" draw:layer="layout" svg:x1="8.956cm" svg:y1="10.629cm" svg:x2="9.071cm" svg:y2="10.629cm">
          <text:p/>
        </draw:line>
        <draw:line draw:style-name="gr2" draw:text-style-name="P2" draw:layer="layout" svg:x1="8.956cm" svg:y1="10.296cm" svg:x2="9.066cm" svg:y2="10.296cm">
          <text:p/>
        </draw:line>
        <draw:line draw:style-name="gr2" draw:text-style-name="P2" draw:layer="layout" svg:x1="8.956cm" svg:y1="9.964cm" svg:x2="9.299cm" svg:y2="9.964cm">
          <text:p/>
        </draw:line>
        <draw:line draw:style-name="gr2" draw:text-style-name="P2" draw:layer="layout" svg:x1="8.956cm" svg:y1="9.631cm" svg:x2="8.992cm" svg:y2="9.631cm">
          <text:p/>
        </draw:line>
        <draw:line draw:style-name="gr2" draw:text-style-name="P2" draw:layer="layout" svg:x1="8.956cm" svg:y1="9.299cm" svg:x2="9.1cm" svg:y2="9.299cm">
          <text:p/>
        </draw:line>
        <draw:line draw:style-name="gr2" draw:text-style-name="P2" draw:layer="layout" svg:x1="8.956cm" svg:y1="8.8cm" svg:x2="9.066cm" svg:y2="8.8cm">
          <text:p/>
        </draw:line>
        <draw:line draw:style-name="gr2" draw:text-style-name="P2" draw:layer="layout" svg:x1="9.066cm" svg:y1="8.966cm" svg:x2="9.313cm" svg:y2="8.966cm">
          <text:p/>
        </draw:line>
        <draw:line draw:style-name="gr2" draw:text-style-name="P2" draw:layer="layout" svg:x1="9.066cm" svg:y1="8.633cm" svg:x2="9.173cm" svg:y2="8.633cm">
          <text:p/>
        </draw:line>
        <draw:line draw:style-name="gr2" draw:text-style-name="P2" draw:layer="layout" svg:x1="6.826cm" svg:y1="6.913cm" svg:x2="7.368cm" svg:y2="6.913cm">
          <text:p/>
        </draw:line>
        <draw:line draw:style-name="gr2" draw:text-style-name="P2" draw:layer="layout" svg:x1="7.368cm" svg:y1="7.76cm" svg:x2="7.787cm" svg:y2="7.76cm">
          <text:p/>
        </draw:line>
        <draw:line draw:style-name="gr2" draw:text-style-name="P2" draw:layer="layout" svg:x1="7.787cm" svg:y1="8.135cm" svg:x2="8.072cm" svg:y2="8.135cm">
          <text:p/>
        </draw:line>
        <draw:line draw:style-name="gr2" draw:text-style-name="P2" draw:layer="layout" svg:x1="8.072cm" svg:y1="8.301cm" svg:x2="8.11cm" svg:y2="8.301cm">
          <text:p/>
        </draw:line>
        <draw:line draw:style-name="gr2" draw:text-style-name="P2" draw:layer="layout" svg:x1="8.072cm" svg:y1="7.968cm" svg:x2="8.204cm" svg:y2="7.968cm">
          <text:p/>
        </draw:line>
        <draw:line draw:style-name="gr2" draw:text-style-name="P2" draw:layer="layout" svg:x1="7.787cm" svg:y1="7.386cm" svg:x2="8.033cm" svg:y2="7.386cm">
          <text:p/>
        </draw:line>
        <draw:line draw:style-name="gr2" draw:text-style-name="P2" draw:layer="layout" svg:x1="8.033cm" svg:y1="7.636cm" svg:x2="8.348cm" svg:y2="7.636cm">
          <text:p/>
        </draw:line>
        <draw:line draw:style-name="gr2" draw:text-style-name="P2" draw:layer="layout" svg:x1="8.033cm" svg:y1="7.137cm" svg:x2="8.329cm" svg:y2="7.137cm">
          <text:p/>
        </draw:line>
        <draw:line draw:style-name="gr2" draw:text-style-name="P2" draw:layer="layout" svg:x1="8.329cm" svg:y1="7.303cm" svg:x2="8.393cm" svg:y2="7.303cm">
          <text:p/>
        </draw:line>
        <draw:line draw:style-name="gr2" draw:text-style-name="P2" draw:layer="layout" svg:x1="8.329cm" svg:y1="6.97cm" svg:x2="8.356cm" svg:y2="6.97cm">
          <text:p/>
        </draw:line>
        <draw:line draw:style-name="gr2" draw:text-style-name="P2" draw:layer="layout" svg:x1="7.368cm" svg:y1="6.066cm" svg:x2="7.922cm" svg:y2="6.066cm">
          <text:p/>
        </draw:line>
        <draw:line draw:style-name="gr2" draw:text-style-name="P2" draw:layer="layout" svg:x1="7.922cm" svg:y1="6.638cm" svg:x2="8.056cm" svg:y2="6.638cm">
          <text:p/>
        </draw:line>
        <draw:line draw:style-name="gr2" draw:text-style-name="P2" draw:layer="layout" svg:x1="7.922cm" svg:y1="5.493cm" svg:x2="8.756cm" svg:y2="5.493cm">
          <text:p/>
        </draw:line>
        <draw:line draw:style-name="gr2" draw:text-style-name="P2" draw:layer="layout" svg:x1="8.756cm" svg:y1="6.305cm" svg:x2="9.784cm" svg:y2="6.305cm">
          <text:p/>
        </draw:line>
        <draw:line draw:style-name="gr2" draw:text-style-name="P2" draw:layer="layout" svg:x1="8.756cm" svg:y1="4.681cm" svg:x2="9.254cm" svg:y2="4.681cm">
          <text:p/>
        </draw:line>
        <draw:line draw:style-name="gr2" draw:text-style-name="P2" draw:layer="layout" svg:x1="9.254cm" svg:y1="5.973cm" svg:x2="9.447cm" svg:y2="5.973cm">
          <text:p/>
        </draw:line>
        <draw:line draw:style-name="gr2" draw:text-style-name="P2" draw:layer="layout" svg:x1="9.254cm" svg:y1="5.64cm" svg:x2="9.291cm" svg:y2="5.64cm">
          <text:p/>
        </draw:line>
        <draw:line draw:style-name="gr2" draw:text-style-name="P2" draw:layer="layout" svg:x1="9.254cm" svg:y1="5.307cm" svg:x2="9.358cm" svg:y2="5.307cm">
          <text:p/>
        </draw:line>
        <draw:line draw:style-name="gr2" draw:text-style-name="P2" draw:layer="layout" svg:x1="9.254cm" svg:y1="4.975cm" svg:x2="9.816cm" svg:y2="4.975cm">
          <text:p/>
        </draw:line>
        <draw:line draw:style-name="gr2" draw:text-style-name="P2" draw:layer="layout" svg:x1="9.254cm" svg:y1="4.642cm" svg:x2="9.297cm" svg:y2="4.642cm">
          <text:p/>
        </draw:line>
        <draw:line draw:style-name="gr2" draw:text-style-name="P2" draw:layer="layout" svg:x1="9.254cm" svg:y1="4.31cm" svg:x2="9.281cm" svg:y2="4.31cm">
          <text:p/>
        </draw:line>
        <draw:line draw:style-name="gr2" draw:text-style-name="P2" draw:layer="layout" svg:x1="9.254cm" svg:y1="3.977cm" svg:x2="9.36cm" svg:y2="3.977cm">
          <text:p/>
        </draw:line>
        <draw:line draw:style-name="gr2" draw:text-style-name="P2" draw:layer="layout" svg:x1="9.254cm" svg:y1="2.623cm" svg:x2="9.346cm" svg:y2="2.623cm">
          <text:p/>
        </draw:line>
        <draw:line draw:style-name="gr2" draw:text-style-name="P2" draw:layer="layout" svg:x1="9.346cm" svg:y1="3.645cm" svg:x2="10.168cm" svg:y2="3.645cm">
          <text:p/>
        </draw:line>
        <draw:line draw:style-name="gr2" draw:text-style-name="P2" draw:layer="layout" svg:x1="9.346cm" svg:y1="3.312cm" svg:x2="9.375cm" svg:y2="3.312cm">
          <text:p/>
        </draw:line>
        <draw:line draw:style-name="gr2" draw:text-style-name="P2" draw:layer="layout" svg:x1="9.346cm" svg:y1="2.979cm" svg:x2="9.486cm" svg:y2="2.979cm">
          <text:p/>
        </draw:line>
        <draw:line draw:style-name="gr2" draw:text-style-name="P2" draw:layer="layout" svg:x1="9.346cm" svg:y1="2.647cm" svg:x2="9.838cm" svg:y2="2.647cm">
          <text:p/>
        </draw:line>
        <draw:line draw:style-name="gr2" draw:text-style-name="P2" draw:layer="layout" svg:x1="9.346cm" svg:y1="2.314cm" svg:x2="9.72cm" svg:y2="2.314cm">
          <text:p/>
        </draw:line>
        <draw:line draw:style-name="gr2" draw:text-style-name="P2" draw:layer="layout" svg:x1="9.346cm" svg:y1="1.982cm" svg:x2="9.449cm" svg:y2="1.982cm">
          <text:p/>
        </draw:line>
        <draw:line draw:style-name="gr2" draw:text-style-name="P2" draw:layer="layout" svg:x1="9.346cm" svg:y1="1.483cm" svg:x2="9.665cm" svg:y2="1.483cm">
          <text:p/>
        </draw:line>
        <draw:line draw:style-name="gr2" draw:text-style-name="P2" draw:layer="layout" svg:x1="9.665cm" svg:y1="1.649cm" svg:x2="9.817cm" svg:y2="1.649cm">
          <text:p/>
        </draw:line>
        <draw:line draw:style-name="gr2" draw:text-style-name="P2" draw:layer="layout" svg:x1="9.665cm" svg:y1="1.316cm" svg:x2="10.65cm" svg:y2="1.316cm">
          <text:p/>
        </draw:line>
        <draw:line draw:style-name="gr2" draw:text-style-name="P2" draw:layer="layout" svg:x1="0.799cm" svg:y1="34.243cm" svg:x2="0.799cm" svg:y2="31.386cm">
          <text:p/>
        </draw:line>
        <draw:line draw:style-name="gr2" draw:text-style-name="P2" draw:layer="layout" svg:x1="7.182cm" svg:y1="25.263cm" svg:x2="7.182cm" svg:y2="24.93cm">
          <text:p/>
        </draw:line>
        <draw:line draw:style-name="gr2" draw:text-style-name="P2" draw:layer="layout" svg:x1="7.113cm" svg:y1="25.928cm" svg:x2="7.113cm" svg:y2="25.096cm">
          <text:p/>
        </draw:line>
        <draw:line draw:style-name="gr2" draw:text-style-name="P2" draw:layer="layout" svg:x1="7.044cm" svg:y1="26.26cm" svg:x2="7.044cm" svg:y2="24.21cm">
          <text:p/>
        </draw:line>
        <draw:line draw:style-name="gr2" draw:text-style-name="P2" draw:layer="layout" svg:x1="6.965cm" svg:y1="26.593cm" svg:x2="6.965cm" svg:y2="25.337cm">
          <text:p/>
        </draw:line>
        <draw:line draw:style-name="gr2" draw:text-style-name="P2" draw:layer="layout" svg:x1="6.57cm" svg:y1="26.926cm" svg:x2="6.57cm" svg:y2="25.965cm">
          <text:p/>
        </draw:line>
        <draw:line draw:style-name="gr2" draw:text-style-name="P2" draw:layer="layout" svg:x1="6.35cm" svg:y1="27.591cm" svg:x2="6.35cm" svg:y2="26.445cm">
          <text:p/>
        </draw:line>
        <draw:line draw:style-name="gr2" draw:text-style-name="P2" draw:layer="layout" svg:x1="6.171cm" svg:y1="30.252cm" svg:x2="6.171cm" svg:y2="27.018cm">
          <text:p/>
        </draw:line>
        <draw:line draw:style-name="gr2" draw:text-style-name="P2" draw:layer="layout" svg:x1="4.163cm" svg:y1="31.374cm" svg:x2="4.163cm" svg:y2="29.103cm">
          <text:p/>
        </draw:line>
        <draw:line draw:style-name="gr2" draw:text-style-name="P2" draw:layer="layout" svg:x1="5.407cm" svg:y1="31.748cm" svg:x2="5.407cm" svg:y2="31cm">
          <text:p/>
        </draw:line>
        <draw:line draw:style-name="gr2" draw:text-style-name="P2" draw:layer="layout" svg:x1="5.953cm" svg:y1="31.914cm" svg:x2="5.953cm" svg:y2="31.582cm">
          <text:p/>
        </draw:line>
        <draw:line draw:style-name="gr2" draw:text-style-name="P2" draw:layer="layout" svg:x1="6.037cm" svg:y1="31.249cm" svg:x2="6.037cm" svg:y2="30.75cm">
          <text:p/>
        </draw:line>
        <draw:line draw:style-name="gr2" draw:text-style-name="P2" draw:layer="layout" svg:x1="6.743cm" svg:y1="30.917cm" svg:x2="6.743cm" svg:y2="30.584cm">
          <text:p/>
        </draw:line>
        <draw:line draw:style-name="gr2" draw:text-style-name="P2" draw:layer="layout" svg:x1="2.974cm" svg:y1="30.238cm" svg:x2="2.974cm" svg:y2="18.777cm">
          <text:p/>
        </draw:line>
        <draw:line draw:style-name="gr2" draw:text-style-name="P2" draw:layer="layout" svg:x1="3.384cm" svg:y1="21.511cm" svg:x2="3.384cm" svg:y2="16.043cm">
          <text:p/>
        </draw:line>
        <draw:line draw:style-name="gr2" draw:text-style-name="P2" draw:layer="layout" svg:x1="4.18cm" svg:y1="18.32cm" svg:x2="4.18cm" svg:y2="13.765cm">
          <text:p/>
        </draw:line>
        <draw:line draw:style-name="gr2" draw:text-style-name="P2" draw:layer="layout" svg:x1="4.77cm" svg:y1="16.621cm" svg:x2="4.77cm" svg:y2="10.91cm">
          <text:p/>
        </draw:line>
        <draw:line draw:style-name="gr2" draw:text-style-name="P2" draw:layer="layout" svg:x1="5.474cm" svg:y1="12.749cm" svg:x2="5.474cm" svg:y2="9.07cm">
          <text:p/>
        </draw:line>
        <draw:line draw:style-name="gr2" draw:text-style-name="P2" draw:layer="layout" svg:x1="6.826cm" svg:y1="11.228cm" svg:x2="6.826cm" svg:y2="6.913cm">
          <text:p/>
        </draw:line>
        <draw:line draw:style-name="gr2" draw:text-style-name="P2" draw:layer="layout" svg:x1="7.368cm" svg:y1="7.76cm" svg:x2="7.368cm" svg:y2="6.066cm">
          <text:p/>
        </draw:line>
        <draw:line draw:style-name="gr2" draw:text-style-name="P2" draw:layer="layout" svg:x1="7.787cm" svg:y1="8.135cm" svg:x2="7.787cm" svg:y2="7.386cm">
          <text:p/>
        </draw:line>
        <draw:line draw:style-name="gr2" draw:text-style-name="P2" draw:layer="layout" svg:x1="8.033cm" svg:y1="7.636cm" svg:x2="8.033cm" svg:y2="7.137cm">
          <text:p/>
        </draw:line>
        <draw:line draw:style-name="gr2" draw:text-style-name="P2" draw:layer="layout" svg:x1="8.329cm" svg:y1="7.303cm" svg:x2="8.329cm" svg:y2="6.97cm">
          <text:p/>
        </draw:line>
        <draw:line draw:style-name="gr2" draw:text-style-name="P2" draw:layer="layout" svg:x1="8.072cm" svg:y1="8.301cm" svg:x2="8.072cm" svg:y2="7.968cm">
          <text:p/>
        </draw:line>
        <draw:line draw:style-name="gr2" draw:text-style-name="P2" draw:layer="layout" svg:x1="7.922cm" svg:y1="6.638cm" svg:x2="7.922cm" svg:y2="5.493cm">
          <text:p/>
        </draw:line>
        <draw:line draw:style-name="gr2" draw:text-style-name="P2" draw:layer="layout" svg:x1="8.756cm" svg:y1="6.305cm" svg:x2="8.756cm" svg:y2="4.681cm">
          <text:p/>
        </draw:line>
        <draw:line draw:style-name="gr2" draw:text-style-name="P2" draw:layer="layout" svg:x1="9.254cm" svg:y1="5.973cm" svg:x2="9.254cm" svg:y2="2.623cm">
          <text:p/>
        </draw:line>
        <draw:line draw:style-name="gr2" draw:text-style-name="P2" draw:layer="layout" svg:x1="9.346cm" svg:y1="3.645cm" svg:x2="9.346cm" svg:y2="1.483cm">
          <text:p/>
        </draw:line>
        <draw:line draw:style-name="gr2" draw:text-style-name="P2" draw:layer="layout" svg:x1="9.665cm" svg:y1="1.649cm" svg:x2="9.665cm" svg:y2="1.316cm">
          <text:p/>
        </draw:line>
        <draw:line draw:style-name="gr2" draw:text-style-name="P2" draw:layer="layout" svg:x1="7.506cm" svg:y1="11.627cm" svg:x2="7.506cm" svg:y2="10.83cm">
          <text:p/>
        </draw:line>
        <draw:line draw:style-name="gr2" draw:text-style-name="P2" draw:layer="layout" svg:x1="8.606cm" svg:y1="11.294cm" svg:x2="8.606cm" svg:y2="10.366cm">
          <text:p/>
        </draw:line>
        <draw:line draw:style-name="gr2" draw:text-style-name="P2" draw:layer="layout" svg:x1="8.858cm" svg:y1="10.961cm" svg:x2="8.858cm" svg:y2="9.77cm">
          <text:p/>
        </draw:line>
        <draw:line draw:style-name="gr2" draw:text-style-name="P2" draw:layer="layout" svg:x1="8.956cm" svg:y1="10.629cm" svg:x2="8.956cm" svg:y2="8.8cm">
          <text:p/>
        </draw:line>
        <draw:line draw:style-name="gr2" draw:text-style-name="P2" draw:layer="layout" svg:x1="9.066cm" svg:y1="8.966cm" svg:x2="9.066cm" svg:y2="8.633cm">
          <text:p/>
        </draw:line>
        <draw:line draw:style-name="gr2" draw:text-style-name="P2" draw:layer="layout" svg:x1="6.356cm" svg:y1="13.123cm" svg:x2="6.356cm" svg:y2="12.375cm">
          <text:p/>
        </draw:line>
        <draw:line draw:style-name="gr2" draw:text-style-name="P2" draw:layer="layout" svg:x1="7.204cm" svg:y1="12.624cm" svg:x2="7.204cm" svg:y2="12.126cm">
          <text:p/>
        </draw:line>
        <draw:line draw:style-name="gr2" draw:text-style-name="P2" draw:layer="layout" svg:x1="7.431cm" svg:y1="12.292cm" svg:x2="7.431cm" svg:y2="11.959cm">
          <text:p/>
        </draw:line>
        <draw:line draw:style-name="gr2" draw:text-style-name="P2" draw:layer="layout" svg:x1="6.784cm" svg:y1="13.29cm" svg:x2="6.784cm" svg:y2="12.957cm">
          <text:p/>
        </draw:line>
        <draw:line draw:style-name="gr2" draw:text-style-name="P2" draw:layer="layout" svg:x1="5.949cm" svg:y1="17.281cm" svg:x2="5.949cm" svg:y2="15.961cm">
          <text:p/>
        </draw:line>
        <draw:line draw:style-name="gr2" draw:text-style-name="P2" draw:layer="layout" svg:x1="6.963cm" svg:y1="16.782cm" svg:x2="6.963cm" svg:y2="15.14cm">
          <text:p/>
        </draw:line>
        <draw:line draw:style-name="gr2" draw:text-style-name="P2" draw:layer="layout" svg:x1="7.668cm" svg:y1="15.992cm" svg:x2="7.668cm" svg:y2="14.287cm">
          <text:p/>
        </draw:line>
        <draw:line draw:style-name="gr2" draw:text-style-name="P2" draw:layer="layout" svg:x1="7.766cm" svg:y1="16.283cm" svg:x2="7.766cm" svg:y2="15.701cm">
          <text:p/>
        </draw:line>
        <draw:line draw:style-name="gr2" draw:text-style-name="P2" draw:layer="layout" svg:x1="7.884cm" svg:y1="15.95cm" svg:x2="7.884cm" svg:y2="15.452cm">
          <text:p/>
        </draw:line>
        <draw:line draw:style-name="gr2" draw:text-style-name="P2" draw:layer="layout" svg:x1="7.959cm" svg:y1="15.618cm" svg:x2="7.959cm" svg:y2="15.285cm">
          <text:p/>
        </draw:line>
        <draw:line draw:style-name="gr2" draw:text-style-name="P2" draw:layer="layout" svg:x1="7.783cm" svg:y1="14.953cm" svg:x2="7.783cm" svg:y2="13.622cm">
          <text:p/>
        </draw:line>
        <draw:line draw:style-name="gr2" draw:text-style-name="P2" draw:layer="layout" svg:x1="7.387cm" svg:y1="16.948cm" svg:x2="7.387cm" svg:y2="16.615cm">
          <text:p/>
        </draw:line>
        <draw:line draw:style-name="gr2" draw:text-style-name="P2" draw:layer="layout" svg:x1="7.767cm" svg:y1="18.611cm" svg:x2="7.767cm" svg:y2="18.029cm">
          <text:p/>
        </draw:line>
        <draw:line draw:style-name="gr2" draw:text-style-name="P2" draw:layer="layout" svg:x1="8.606cm" svg:y1="18.278cm" svg:x2="8.606cm" svg:y2="17.78cm">
          <text:p/>
        </draw:line>
        <draw:line draw:style-name="gr2" draw:text-style-name="P2" draw:layer="layout" svg:x1="8.736cm" svg:y1="17.946cm" svg:x2="8.736cm" svg:y2="17.613cm">
          <text:p/>
        </draw:line>
        <draw:line draw:style-name="gr2" draw:text-style-name="P2" draw:layer="layout" svg:x1="3.7cm" svg:y1="22.311cm" svg:x2="3.7cm" svg:y2="20.71cm">
          <text:p/>
        </draw:line>
        <draw:line draw:style-name="gr2" draw:text-style-name="P2" draw:layer="layout" svg:x1="4.76cm" svg:y1="22.602cm" svg:x2="4.76cm" svg:y2="22.02cm">
          <text:p/>
        </draw:line>
        <draw:line draw:style-name="gr2" draw:text-style-name="P2" draw:layer="layout" svg:x1="7.128cm" svg:y1="22.269cm" svg:x2="7.128cm" svg:y2="21.77cm">
          <text:p/>
        </draw:line>
        <draw:line draw:style-name="gr2" draw:text-style-name="P2" draw:layer="layout" svg:x1="7.194cm" svg:y1="21.937cm" svg:x2="7.194cm" svg:y2="21.604cm">
          <text:p/>
        </draw:line>
        <draw:line draw:style-name="gr2" draw:text-style-name="P2" draw:layer="layout" svg:x1="4.415cm" svg:y1="21.272cm" svg:x2="4.415cm" svg:y2="20.149cm">
          <text:p/>
        </draw:line>
        <draw:line draw:style-name="gr2" draw:text-style-name="P2" draw:layer="layout" svg:x1="5.163cm" svg:y1="20.69cm" svg:x2="5.163cm" svg:y2="19.609cm">
          <text:p/>
        </draw:line>
        <draw:line draw:style-name="gr2" draw:text-style-name="P2" draw:layer="layout" svg:x1="6.193cm" svg:y1="19.941cm" svg:x2="6.193cm" svg:y2="19.276cm">
          <text:p/>
        </draw:line>
        <draw:line draw:style-name="gr2" draw:text-style-name="P2" draw:layer="layout" svg:x1="6.608cm" svg:y1="19.609cm" svg:x2="6.608cm" svg:y2="18.944cm">
          <text:p/>
        </draw:line>
        <draw:line draw:style-name="gr2" draw:text-style-name="P2" draw:layer="layout" svg:x1="5.917cm" svg:y1="20.939cm" svg:x2="5.917cm" svg:y2="20.44cm">
          <text:p/>
        </draw:line>
        <draw:line draw:style-name="gr2" draw:text-style-name="P2" draw:layer="layout" svg:x1="7.256cm" svg:y1="20.606cm" svg:x2="7.256cm" svg:y2="20.274cm">
          <text:p/>
        </draw:line>
        <draw:line draw:style-name="gr2" draw:text-style-name="P2" draw:layer="layout" svg:x1="2.159cm" svg:y1="33.217cm" svg:x2="2.159cm" svg:y2="24.507cm">
          <text:p/>
        </draw:line>
        <draw:line draw:style-name="gr2" draw:text-style-name="P2" draw:layer="layout" svg:x1="2.636cm" svg:y1="33.577cm" svg:x2="2.636cm" svg:y2="32.857cm">
          <text:p/>
        </draw:line>
        <draw:line draw:style-name="gr2" draw:text-style-name="P2" draw:layer="layout" svg:x1="5.973cm" svg:y1="33.245cm" svg:x2="5.973cm" svg:y2="32.413cm">
          <text:p/>
        </draw:line>
        <draw:line draw:style-name="gr2" draw:text-style-name="P2" draw:layer="layout" svg:x1="6.139cm" svg:y1="32.58cm" svg:x2="6.139cm" svg:y2="32.247cm">
          <text:p/>
        </draw:line>
        <draw:line draw:style-name="gr2" draw:text-style-name="P2" draw:layer="layout" svg:x1="6.238cm" svg:y1="28.921cm" svg:x2="6.238cm" svg:y2="28.256cm">
          <text:p/>
        </draw:line>
        <draw:line draw:style-name="gr2" draw:text-style-name="P2" draw:layer="layout" svg:x1="6.485cm" svg:y1="27.923cm" svg:x2="6.485cm" svg:y2="27.258cm">
          <text:p/>
        </draw:line>
        <draw:line draw:style-name="gr2" draw:text-style-name="P2" draw:layer="layout" svg:x1="7.112cm" svg:y1="24.598cm" svg:x2="7.112cm" svg:y2="23.822cm">
          <text:p/>
        </draw:line>
        <draw:line draw:style-name="gr2" draw:text-style-name="P2" draw:layer="layout" svg:x1="7.225cm" svg:y1="24.265cm" svg:x2="7.225cm" svg:y2="23.267cm">
          <text:p/>
        </draw:line>
        <draw:line draw:style-name="gr2" draw:text-style-name="P2" draw:layer="layout" svg:x1="7.294cm" svg:y1="23.6cm" svg:x2="7.294cm" svg:y2="22.935cm">
          <text:p/>
        </draw:line>
        <draw:line draw:style-name="gr2" draw:text-style-name="P2" draw:layer="layout" svg:x1="0.799cm" svg:y1="33.91cm" svg:x2="0.799cm" svg:y2="28.862cm">
          <text:p/>
        </draw:line>
        <draw:frame draw:style-name="gr3" draw:text-style-name="P4" draw:layer="layout" svg:width="9.184cm" svg:height="0.276cm" svg:x="7.38cm" svg:y="25.103cm">
          <draw:text-box>
            <text:p text:style-name="P3"><text:span text:style-name="T1">Subulicystidium perlongisporum MN207050 MN207014 ARAN:Fungi 3033195 <text:s/>Spain</text:span></text:p>
          </draw:text-box>
        </draw:frame>
        <draw:frame draw:style-name="gr4" draw:text-style-name="P4" draw:layer="layout" svg:width="7.584cm" svg:height="0.276cm" svg:x="6.304cm" svg:y="31.755cm">
          <draw:text-box>
            <text:p text:style-name="P3"><text:span text:style-name="T1">Subulicystidium perlongisporum MN207057 <text:s/>ARAN:Fungi 4160 <text:s/>Spain</text:span></text:p>
          </draw:text-box>
        </draw:frame>
        <draw:frame draw:style-name="gr5" draw:text-style-name="P4" draw:layer="layout" svg:width="9.413cm" svg:height="0.276cm" svg:x="6.204cm" svg:y="30.092cm">
          <draw:text-box>
            <text:p text:style-name="P3"><text:span text:style-name="T1">Subulicystidium perlongisporum MN207052 MN207015 PC Buyck 001899 Madagascar</text:span></text:p>
          </draw:text-box>
        </draw:frame>
        <draw:frame draw:style-name="gr6" draw:text-style-name="P4" draw:layer="layout" svg:width="7.868cm" svg:height="0.276cm" svg:x="8.393cm" svg:y="7.144cm">
          <draw:text-box>
            <text:p text:style-name="P3"><text:span text:style-name="T2">Subulicystidium longisporum MN207038 MN207016 CWU 6737 <text:s/>Ukraine</text:span></text:p>
          </draw:text-box>
        </draw:frame>
        <draw:frame draw:style-name="gr7" draw:text-style-name="P4" draw:layer="layout" svg:width="8.422cm" svg:height="0.276cm" svg:x="8.344cm" svg:y="15.459cm">
          <draw:text-box>
            <text:p text:style-name="P3"><text:span text:style-name="T3">Subulicystidium obtusisporum MH041521 MH041566 FR W213−3−I Germany</text:span></text:p>
          </draw:text-box>
        </draw:frame>
        <draw:frame draw:style-name="gr8" draw:text-style-name="P4" draw:layer="layout" svg:width="8.464cm" svg:height="0.276cm" svg:x="7.165cm" svg:y="22.111cm">
          <draw:text-box>
            <text:p text:style-name="P3"><text:span text:style-name="T4">Subulicystidium tropicum MK204530 MK204542 BJFC 022083 He 3583 China</text:span></text:p>
          </draw:text-box>
        </draw:frame>
        <draw:frame draw:style-name="gr9" draw:text-style-name="P4" draw:layer="layout" svg:width="8.6cm" svg:height="0.276cm" svg:x="10.422cm" svg:y="18.453cm">
          <draw:text-box>
            <text:p text:style-name="P3"><text:span text:style-name="T5">Subulicystidium acerosum MK204539 MK204543 BJFC 022303 He 3804 China</text:span></text:p>
          </draw:text-box>
        </draw:frame>
        <draw:frame draw:style-name="gr8" draw:text-style-name="P4" draw:layer="layout" svg:width="8.464cm" svg:height="0.276cm" svg:x="7.342cm" svg:y="21.779cm">
          <draw:text-box>
            <text:p text:style-name="P3"><text:span text:style-name="T4">Subulicystidium tropicum MK204531 MK204544 BJFC 022470 He 3968 China</text:span></text:p>
          </draw:text-box>
        </draw:frame>
        <draw:frame draw:style-name="gr10" draw:text-style-name="P4" draw:layer="layout" svg:width="7.135cm" svg:height="0.276cm" svg:x="6.324cm" svg:y="28.762cm">
          <draw:text-box>
            <text:p text:style-name="P3"><text:span text:style-name="T1">Subulicystidium perlongisporum <text:s/>MN207017 GB Hjm 16340 Brazil</text:span></text:p>
          </draw:text-box>
        </draw:frame>
        <draw:frame draw:style-name="gr11" draw:text-style-name="P4" draw:layer="layout" svg:width="7.787cm" svg:height="0.276cm" svg:x="9.447cm" svg:y="5.814cm">
          <draw:text-box>
            <text:p text:style-name="P3"><text:span text:style-name="T6">Subulicystidium meridense MH041538 MH041604 GB Hjm 16400 Brazil</text:span></text:p>
          </draw:text-box>
        </draw:frame>
        <draw:frame draw:style-name="gr12" draw:text-style-name="P4" draw:layer="layout" svg:width="8.329cm" svg:height="0.276cm" svg:x="6.268cm" svg:y="28.429cm">
          <draw:text-box>
            <text:p text:style-name="P3"><text:span text:style-name="T1">Subulicystidium perlongisporum MN207053 MN207018 GB Hjm 16465 Brazil</text:span></text:p>
          </draw:text-box>
        </draw:frame>
        <draw:frame draw:style-name="gr13" draw:text-style-name="P4" draw:layer="layout" svg:width="8.426cm" svg:height="0.276cm" svg:x="10.168cm" svg:y="3.486cm">
          <draw:text-box>
            <text:p text:style-name="P3"><text:span text:style-name="T7">Subulicystidium brachysporum B MH041545 MH041596 GB Hjm 16573 Brazil</text:span></text:p>
          </draw:text-box>
        </draw:frame>
        <draw:frame draw:style-name="gr14" draw:text-style-name="P4" draw:layer="layout" svg:width="8.562cm" svg:height="0.276cm" svg:x="7.142cm" svg:y="24.439cm">
          <draw:text-box>
            <text:p text:style-name="P3"><text:span text:style-name="T1">Subulicystidium perlongisporum MN207047 MN207019 KAS GEL 3388 Taiwan</text:span></text:p>
          </draw:text-box>
        </draw:frame>
        <draw:frame draw:style-name="gr14" draw:text-style-name="P4" draw:layer="layout" svg:width="8.562cm" svg:height="0.276cm" svg:x="7.134cm" svg:y="26.101cm">
          <draw:text-box>
            <text:p text:style-name="P3"><text:span text:style-name="T1">Subulicystidium perlongisporum MN207048 MN207020 KAS GEL 3392 Taiwan</text:span></text:p>
          </draw:text-box>
        </draw:frame>
        <draw:frame draw:style-name="gr15" draw:text-style-name="P4" draw:layer="layout" svg:width="6.826cm" svg:height="0.276cm" svg:x="9.784cm" svg:y="6.147cm">
          <draw:text-box>
            <text:p text:style-name="P3"><text:span text:style-name="T6">Subulicystidium meridense MH041548 <text:s/>KAS GEL 3520 Taiwan</text:span></text:p>
          </draw:text-box>
        </draw:frame>
        <draw:frame draw:style-name="gr16" draw:text-style-name="P4" draw:layer="layout" svg:width="8.117cm" svg:height="0.276cm" svg:x="8.349cm" svg:y="7.477cm">
          <draw:text-box>
            <text:p text:style-name="P3"><text:span text:style-name="T2">Subulicystidium longisporum MN207037 AJ406423 KAS GEL 3550 Taiwan</text:span></text:p>
          </draw:text-box>
        </draw:frame>
        <draw:frame draw:style-name="gr14" draw:text-style-name="P4" draw:layer="layout" svg:width="8.562cm" svg:height="0.276cm" svg:x="6.996cm" svg:y="26.434cm">
          <draw:text-box>
            <text:p text:style-name="P3"><text:span text:style-name="T1">Subulicystidium perlongisporum MN207049 MN207021 KAS GEL 3681 Taiwan</text:span></text:p>
          </draw:text-box>
        </draw:frame>
        <draw:frame draw:style-name="gr17" draw:text-style-name="P4" draw:layer="layout" svg:width="7.491cm" svg:height="0.276cm" svg:x="6.213cm" svg:y="29.76cm">
          <draw:text-box>
            <text:p text:style-name="P3"><text:span text:style-name="T1">Subulicystidium perlongisporum MN207055 <text:s/>KAS GEL 4815 Réunion</text:span></text:p>
          </draw:text-box>
        </draw:frame>
        <draw:frame draw:style-name="gr18" draw:text-style-name="P4" draw:layer="layout" svg:width="8.346cm" svg:height="0.276cm" svg:x="6.663cm" svg:y="19.45cm">
          <draw:text-box>
            <text:p text:style-name="P3"><text:span text:style-name="T8">Subulicystidium parvisporum MH041530 MH041591 KAS GEL 5032 Réunion</text:span></text:p>
          </draw:text-box>
        </draw:frame>
        <draw:frame draw:style-name="gr19" draw:text-style-name="P4" draw:layer="layout" svg:width="8.727cm" svg:height="0.276cm" svg:x="7.364cm" svg:y="23.44cm">
          <draw:text-box>
            <text:p text:style-name="P3"><text:span text:style-name="T1">Subulicystidium perlongisporum MN207043 AJ406422 KAS GEL 5217a Réunion</text:span></text:p>
          </draw:text-box>
        </draw:frame>
        <draw:frame draw:style-name="gr10" draw:text-style-name="P4" draw:layer="layout" svg:width="7.135cm" svg:height="0.276cm" svg:x="6.071cm" svg:y="31.423cm">
          <draw:text-box>
            <text:p text:style-name="P3"><text:span text:style-name="T1">Subulicystidium perlongisporum MN207058 <text:s/>KAS L 0103 Réunion</text:span></text:p>
          </draw:text-box>
        </draw:frame>
        <draw:frame draw:style-name="gr13" draw:text-style-name="P4" draw:layer="layout" svg:width="8.426cm" svg:height="0.276cm" svg:x="9.375cm" svg:y="3.154cm">
          <draw:text-box>
            <text:p text:style-name="P3"><text:span text:style-name="T7">Subulicystidium brachysporum B MH041541 MH041593 KAS L 0134 Réunion</text:span></text:p>
          </draw:text-box>
        </draw:frame>
        <draw:frame draw:style-name="gr20" draw:text-style-name="P4" draw:layer="layout" svg:width="7.99cm" svg:height="0.276cm" svg:x="6.646cm" svg:y="19.118cm">
          <draw:text-box>
            <text:p text:style-name="P3"><text:span text:style-name="T8">Subulicystidium parvisporum MH041529 MH041590 KAS L 0140 Réunion</text:span></text:p>
          </draw:text-box>
        </draw:frame>
        <draw:frame draw:style-name="gr21" draw:text-style-name="P4" draw:layer="layout" svg:width="7.745cm" svg:height="0.276cm" svg:x="7.384cm" svg:y="20.447cm">
          <draw:text-box>
            <text:p text:style-name="P3"><text:span text:style-name="T9">Subulicystidium harpagum MH041533 MH041609 KAS L 0244 Réunion</text:span></text:p>
          </draw:text-box>
        </draw:frame>
        <draw:frame draw:style-name="gr13" draw:text-style-name="P4" draw:layer="layout" svg:width="8.426cm" svg:height="0.276cm" svg:x="9.487cm" svg:y="2.821cm">
          <draw:text-box>
            <text:p text:style-name="P3"><text:span text:style-name="T7">Subulicystidium brachysporum B MH041542 MH041594 KAS L 1147 Réunion</text:span></text:p>
          </draw:text-box>
        </draw:frame>
        <draw:frame draw:style-name="gr20" draw:text-style-name="P4" draw:layer="layout" svg:width="7.99cm" svg:height="0.276cm" svg:x="6.343cm" svg:y="19.783cm">
          <draw:text-box>
            <text:p text:style-name="P3"><text:span text:style-name="T8">Subulicystidium parvisporum MH041528 MH041587 KAS L 1226 Réunion</text:span></text:p>
          </draw:text-box>
        </draw:frame>
        <draw:frame draw:style-name="gr22" draw:text-style-name="P4" draw:layer="layout" svg:width="7.233cm" svg:height="0.276cm" svg:x="4.316cm" svg:y="33.751cm">
          <draw:text-box>
            <text:p text:style-name="P3"><text:span text:style-name="T10">Subulicystidium nikau MH041513 MH041565 KAS L 1296 Réunion</text:span></text:p>
          </draw:text-box>
        </draw:frame>
        <draw:frame draw:style-name="gr22" draw:text-style-name="P4" draw:layer="layout" svg:width="7.233cm" svg:height="0.276cm" svg:x="7.843cm" svg:y="16.79cm">
          <draw:text-box>
            <text:p text:style-name="P3"><text:span text:style-name="T7">Subulicystidium brachysporum B MH041526 <text:s/>KAS L 1498 Réunion</text:span></text:p>
          </draw:text-box>
        </draw:frame>
        <draw:frame draw:style-name="gr23" draw:text-style-name="P4" draw:layer="layout" svg:width="6.352cm" svg:height="0.276cm" svg:x="6.898cm" svg:y="21.113cm">
          <draw:text-box>
            <text:p text:style-name="P3"><text:span text:style-name="T11">Subulicystidium boidinii MH041527 <text:s/>KAS L 1584a Réunion</text:span></text:p>
          </draw:text-box>
        </draw:frame>
        <draw:frame draw:style-name="gr14" draw:text-style-name="P4" draw:layer="layout" svg:width="8.562cm" svg:height="0.276cm" svg:x="9.839cm" svg:y="2.488cm">
          <draw:text-box>
            <text:p text:style-name="P3"><text:span text:style-name="T7">Subulicystidium brachysporum B MH041544 MH041610 KAS L 1584b Réunion</text:span></text:p>
          </draw:text-box>
        </draw:frame>
        <draw:frame draw:style-name="gr24" draw:text-style-name="P4" draw:layer="layout" svg:width="7.88cm" svg:height="0.276cm" svg:x="7.368cm" svg:y="20.115cm">
          <draw:text-box>
            <text:p text:style-name="P3"><text:span text:style-name="T9">Subulicystidium harpagum MH041532 MH041588 KAS L 1726a Réunion</text:span></text:p>
          </draw:text-box>
        </draw:frame>
        <draw:frame draw:style-name="gr8" draw:text-style-name="P4" draw:layer="layout" svg:width="8.464cm" svg:height="0.276cm" svg:x="7.254cm" svg:y="24.106cm">
          <draw:text-box>
            <text:p text:style-name="P3"><text:span text:style-name="T1">Subulicystidium perlongisporum MN207045 MN207022 KAS L 1726b Réunion</text:span></text:p>
          </draw:text-box>
        </draw:frame>
        <draw:frame draw:style-name="gr13" draw:text-style-name="P4" draw:layer="layout" svg:width="8.426cm" svg:height="0.276cm" svg:x="7.864cm" svg:y="16.457cm">
          <draw:text-box>
            <text:p text:style-name="P3"><text:span text:style-name="T7">Subulicystidium brachysporum B MH041525 MH041579 KAS L 1795 Réunion</text:span></text:p>
          </draw:text-box>
        </draw:frame>
        <draw:frame draw:style-name="gr25" draw:text-style-name="P4" draw:layer="layout" svg:width="7.952cm" svg:height="0.276cm" svg:x="12.209cm" svg:y="34.084cm">
          <draw:text-box>
            <text:p text:style-name="P3"><text:span text:style-name="T12">Subulicystidium oberwinkleri MH041511 MH041562 KAS L 1860 Réunion</text:span></text:p>
          </draw:text-box>
        </draw:frame>
        <draw:frame draw:style-name="gr26" draw:text-style-name="P4" draw:layer="layout" svg:width="7.152cm" svg:height="0.276cm" svg:x="6.222cm" svg:y="32.421cm">
          <draw:text-box>
            <text:p text:style-name="P3"><text:span text:style-name="T13">Subulicystidium robustius MH041515 <text:s/>GB KHL 10039 Puerto Rico</text:span></text:p>
          </draw:text-box>
        </draw:frame>
        <draw:frame draw:style-name="gr18" draw:text-style-name="P4" draw:layer="layout" svg:width="8.346cm" svg:height="0.276cm" svg:x="6.203cm" svg:y="32.088cm">
          <draw:text-box>
            <text:p text:style-name="P3"><text:span text:style-name="T13">Subulicystidium robustius MH041516 MH041607 GB KHL 10272 Puerto Rico</text:span></text:p>
          </draw:text-box>
        </draw:frame>
        <draw:frame draw:style-name="gr27" draw:text-style-name="P4" draw:layer="layout" svg:width="8.549cm" svg:height="0.276cm" svg:x="7.459cm" svg:y="12.133cm">
          <draw:text-box>
            <text:p text:style-name="P3"><text:span text:style-name="T14">Subulicystidium fusisporum MH041535 MH041567 GB KHL 10360 Puerto Rico</text:span></text:p>
          </draw:text-box>
        </draw:frame>
        <draw:frame draw:style-name="gr28" draw:text-style-name="P4" draw:layer="layout" svg:width="8.833cm" svg:height="0.276cm" svg:x="7.885cm" svg:y="14.794cm">
          <draw:text-box>
            <text:p text:style-name="P3"><text:span text:style-name="T15">Subulicystidium meridense aff MH041519 MH041582 GB KHL 10397 Puerto Rico</text:span></text:p>
          </draw:text-box>
        </draw:frame>
        <draw:frame draw:style-name="gr29" draw:text-style-name="P4" draw:layer="layout" svg:width="9.133cm" svg:height="0.276cm" svg:x="9.292cm" svg:y="5.482cm">
          <draw:text-box>
            <text:p text:style-name="P3"><text:span text:style-name="T7">Subulicystidium brachysporum B MH041543 MH041600 GB KHL 10406 Puerto Rico</text:span></text:p>
          </draw:text-box>
        </draw:frame>
        <draw:frame draw:style-name="gr29" draw:text-style-name="P4" draw:layer="layout" svg:width="9.133cm" svg:height="0.276cm" svg:x="8.056cm" svg:y="6.48cm">
          <draw:text-box>
            <text:p text:style-name="P3"><text:span text:style-name="T7">Subulicystidium brachysporum B MH041549 MH041601 GB KHL 10411 Puerto Rico</text:span></text:p>
          </draw:text-box>
        </draw:frame>
        <draw:frame draw:style-name="gr30" draw:text-style-name="P5" draw:layer="layout" svg:width="8.439cm" svg:height="0.276cm" svg:x="9.648cm" svg:y="11.468cm">
          <draw:text-box>
            <text:p text:style-name="P3"><text:span text:style-name="T16">Subulicystidium inornatum MH041558 MH041569 GB KHL 10444 Puerto Rico</text:span></text:p>
          </draw:text-box>
        </draw:frame>
        <draw:frame draw:style-name="gr31" draw:text-style-name="P6" draw:layer="layout" svg:width="8.033cm" svg:height="0.276cm" svg:x="8.833cm" svg:y="18.12cm">
          <draw:text-box>
            <text:p text:style-name="P3"><text:span text:style-name="T17">Subulicystidium cochleum MN207035 MN207023 GB KHL 10517 Jamaica</text:span></text:p>
          </draw:text-box>
        </draw:frame>
        <draw:frame draw:style-name="gr32" draw:text-style-name="P4" draw:layer="layout" svg:width="7.571cm" svg:height="0.276cm" svg:x="9.358cm" svg:y="5.149cm">
          <draw:text-box>
            <text:p text:style-name="P3"><text:span text:style-name="T7">Subulicystidium brachysporum B <text:s/>MH041599 GB KHL 10566 Jamaica</text:span></text:p>
          </draw:text-box>
        </draw:frame>
        <draw:frame draw:style-name="gr33" draw:text-style-name="P4" draw:layer="layout" svg:width="8.452cm" svg:height="0.276cm" svg:x="9.654cm" svg:y="22.444cm">
          <draw:text-box>
            <text:p text:style-name="P3"><text:span text:style-name="T3">Subulicystidium obtusisporum MH041559 MH041606 GB KHL 10622 Jamaica</text:span></text:p>
          </draw:text-box>
        </draw:frame>
        <draw:frame draw:style-name="gr34" draw:text-style-name="P4" draw:layer="layout" svg:width="7.474cm" svg:height="0.276cm" svg:x="6.403cm" svg:y="29.427cm">
          <draw:text-box>
            <text:p text:style-name="P3"><text:span text:style-name="T1">Subulicystidium perlongisporum MN207040 <text:s/>GB KHL 10671 Jamaica</text:span></text:p>
          </draw:text-box>
        </draw:frame>
        <draw:frame draw:style-name="gr35" draw:text-style-name="P4" draw:layer="layout" svg:width="8.083cm" svg:height="0.276cm" svg:x="8.992cm" svg:y="16.124cm">
          <draw:text-box>
            <text:p text:style-name="P3"><text:span text:style-name="T9">Subulicystidium harpagum MH041520 MH041563 GB KHL 10733 Jamaica</text:span></text:p>
          </draw:text-box>
        </draw:frame>
        <draw:frame draw:style-name="gr36" draw:text-style-name="P4" draw:layer="layout" svg:width="8.765cm" svg:height="0.276cm" svg:x="9.816cm" svg:y="4.817cm">
          <draw:text-box>
            <text:p text:style-name="P3"><text:span text:style-name="T7">Subulicystidium brachysporum B MH041546 MH041598 GB KHL 10763 Jamaica</text:span></text:p>
          </draw:text-box>
        </draw:frame>
        <draw:frame draw:style-name="gr37" draw:text-style-name="P4" draw:layer="layout" svg:width="7.876cm" svg:height="0.276cm" svg:x="6.695cm" svg:y="33.086cm">
          <draw:text-box>
            <text:p text:style-name="P3"><text:span text:style-name="T13">Subulicystidium robustius AY463468 AY586714 GB KHL 10780 Jamaica</text:span></text:p>
          </draw:text-box>
        </draw:frame>
        <draw:frame draw:style-name="gr38" draw:text-style-name="P4" draw:layer="layout" svg:width="7.978cm" svg:height="0.276cm" svg:x="6.018cm" svg:y="32.754cm">
          <draw:text-box>
            <text:p text:style-name="P3"><text:span text:style-name="T13">Subulicystidium robustius MH041514 MH041608 GB KHL 10813 Jamaica</text:span></text:p>
          </draw:text-box>
        </draw:frame>
        <draw:frame draw:style-name="gr39" draw:text-style-name="P6" draw:layer="layout" svg:width="8.321cm" svg:height="0.276cm" svg:x="9.592cm" svg:y="17.787cm">
          <draw:text-box>
            <text:p text:style-name="P3"><text:span text:style-name="T17">Subulicystidium cochleum MN207036 MN207024 GB KHL 11200 Costa Rica</text:span></text:p>
          </draw:text-box>
        </draw:frame>
        <draw:frame draw:style-name="gr40" draw:text-style-name="P4" draw:layer="layout" svg:width="9.053cm" svg:height="0.276cm" svg:x="6.745cm" svg:y="17.122cm">
          <draw:text-box>
            <text:p text:style-name="P3"><text:span text:style-name="T7">Subulicystidium brachysporum B MH041517 MH041580 GB KHL 11216 Costa Rica</text:span></text:p>
          </draw:text-box>
        </draw:frame>
        <draw:frame draw:style-name="gr41" draw:text-style-name="P4" draw:layer="layout" svg:width="7.22cm" svg:height="0.276cm" svg:x="7.882cm" svg:y="14.462cm">
          <draw:text-box>
            <text:p text:style-name="P3"><text:span text:style-name="T6">Subulicystidium meridense <text:s/>MH041583 GB KHL 11355 Costa Rica</text:span></text:p>
          </draw:text-box>
        </draw:frame>
        <draw:frame draw:style-name="gr42" draw:text-style-name="P4" draw:layer="layout" svg:width="8.414cm" svg:height="0.276cm" svg:x="7.821cm" svg:y="14.129cm">
          <draw:text-box>
            <text:p text:style-name="P3"><text:span text:style-name="T6">Subulicystidium meridense MH041523 MH041584 GB KHL 11365 Costa Rica</text:span></text:p>
          </draw:text-box>
        </draw:frame>
        <draw:frame draw:style-name="gr43" draw:text-style-name="P4" draw:layer="layout" svg:width="8.469cm" svg:height="0.276cm" svg:x="7.43cm" svg:y="12.466cm">
          <draw:text-box>
            <text:p text:style-name="P3"><text:span text:style-name="T14">Subulicystidium fusisporum MH041536 MH041568 GB KHL 12761 Costa Rica</text:span></text:p>
          </draw:text-box>
        </draw:frame>
        <draw:frame draw:style-name="gr44" draw:text-style-name="P4" draw:layer="layout" svg:width="8.037cm" svg:height="0.276cm" svg:x="9.721cm" svg:y="2.156cm">
          <draw:text-box>
            <text:p text:style-name="P3"><text:span text:style-name="T11">Subulicystidium boidinii MH041537 MH041570 GB KHL 12830 Costa Rica</text:span></text:p>
          </draw:text-box>
        </draw:frame>
        <draw:frame draw:style-name="gr45" draw:text-style-name="P4" draw:layer="layout" svg:width="8.291cm" svg:height="0.276cm" svg:x="8.11cm" svg:y="8.142cm">
          <draw:text-box>
            <text:p text:style-name="P3"><text:span text:style-name="T2">Subulicystidium longisporum MH000601 MH000601 GB KHL 14229 Sweden</text:span></text:p>
          </draw:text-box>
        </draw:frame>
        <draw:frame draw:style-name="gr46" draw:text-style-name="P4" draw:layer="layout" svg:width="9.15cm" svg:height="0.276cm" svg:x="7.322cm" svg:y="23.108cm">
          <draw:text-box>
            <text:p text:style-name="P3"><text:span text:style-name="T1">Subulicystidium perlongisporum MN207044 MN207025 O:F KHL 14305 Madagascar</text:span></text:p>
          </draw:text-box>
        </draw:frame>
        <draw:frame draw:style-name="gr47" draw:text-style-name="P6" draw:layer="layout" svg:width="8.515cm" svg:height="0.276cm" svg:x="9.099cm" svg:y="17.454cm">
          <draw:text-box>
            <text:p text:style-name="P3"><text:span text:style-name="T17">Subulicystidium cochleum MN207034 MN207026 O:F KHL 14355 Madagascar</text:span></text:p>
          </draw:text-box>
        </draw:frame>
        <draw:frame draw:style-name="gr48" draw:text-style-name="P4" draw:layer="layout" svg:width="9.248cm" svg:height="0.276cm" svg:x="9.024cm" svg:y="10.802cm">
          <draw:text-box>
            <text:p text:style-name="P3"><text:span text:style-name="T7">Subulicystidium brachysporum B MH041552 MH041573 O:F KHL 14537 Madagascar</text:span></text:p>
          </draw:text-box>
        </draw:frame>
        <draw:frame draw:style-name="gr49" draw:text-style-name="P4" draw:layer="layout" svg:width="8.503cm" svg:height="0.276cm" svg:x="9.071cm" svg:y="10.471cm">
          <draw:text-box>
            <text:p text:style-name="P3"><text:span text:style-name="T18">Subulicystidium brachysporum T MH041557 MH041577 O:F KHL 15318 Brazil</text:span></text:p>
          </draw:text-box>
        </draw:frame>
        <draw:frame draw:style-name="gr24" draw:text-style-name="P4" draw:layer="layout" svg:width="7.88cm" svg:height="0.276cm" svg:x="9.297cm" svg:y="4.484cm">
          <draw:text-box>
            <text:p text:style-name="P3"><text:span text:style-name="T6">Subulicystidium meridense MH041540 MH041602 O:F KHL 15322 Brazil</text:span></text:p>
          </draw:text-box>
        </draw:frame>
        <draw:frame draw:style-name="gr50" draw:text-style-name="P4" draw:layer="layout" svg:width="7.025cm" svg:height="0.276cm" svg:x="7.881cm" svg:y="13.796cm">
          <draw:text-box>
            <text:p text:style-name="P3"><text:span text:style-name="T15">Subulicystidium meridense aff <text:s/>MH041585 O:F KHL 15325 Brazil</text:span></text:p>
          </draw:text-box>
        </draw:frame>
        <draw:frame draw:style-name="gr49" draw:text-style-name="P4" draw:layer="layout" svg:width="8.503cm" svg:height="0.276cm" svg:x="9.282cm" svg:y="4.151cm">
          <draw:text-box>
            <text:p text:style-name="P3"><text:span text:style-name="T18">Subulicystidium brachysporum T MH041539 MH041603 O:F KHL 15327 Brazil</text:span></text:p>
          </draw:text-box>
        </draw:frame>
        <draw:frame draw:style-name="gr51" draw:text-style-name="P4" draw:layer="layout" svg:width="8.519cm" svg:height="0.276cm" svg:x="9.067cm" svg:y="10.138cm">
          <draw:text-box>
            <text:p text:style-name="P3"><text:span text:style-name="T7">Subulicystidium brachysporum B MH041553 MH041576 O:F KHL 15352 Brazil</text:span></text:p>
          </draw:text-box>
        </draw:frame>
        <draw:frame draw:style-name="gr7" draw:text-style-name="P4" draw:layer="layout" svg:width="8.422cm" svg:height="0.276cm" svg:x="6.269cm" svg:y="28.097cm">
          <draw:text-box>
            <text:p text:style-name="P3"><text:span text:style-name="T1">Subulicystidium perlongisporum MH000600 MH000600 O:F KHL 16062 Brazil</text:span></text:p>
          </draw:text-box>
        </draw:frame>
        <draw:frame draw:style-name="gr51" draw:text-style-name="P4" draw:layer="layout" svg:width="8.519cm" svg:height="0.276cm" svg:x="9.361cm" svg:y="3.819cm">
          <draw:text-box>
            <text:p text:style-name="P3"><text:span text:style-name="T7">Subulicystidium brachysporum B MH000599 MH000599 O:F KHL 16100 Brazil</text:span></text:p>
          </draw:text-box>
        </draw:frame>
        <draw:frame draw:style-name="gr41" draw:text-style-name="P4" draw:layer="layout" svg:width="7.22cm" svg:height="0.276cm" svg:x="7.562cm" svg:y="11.801cm">
          <draw:text-box>
            <text:p text:style-name="P3"><text:span text:style-name="T14">Subulicystidium fusisporum MH041534 <text:s/>GB KHL 9093 Puerto Rico</text:span></text:p>
          </draw:text-box>
        </draw:frame>
        <draw:frame draw:style-name="gr52" draw:text-style-name="P4" draw:layer="layout" svg:width="8.998cm" svg:height="0.276cm" svg:x="9.313cm" svg:y="8.808cm">
          <draw:text-box>
            <text:p text:style-name="P3"><text:span text:style-name="T7">Subulicystidium brachysporum B MH041555 MH041560 GB KHL 9544 Puerto Rico</text:span></text:p>
          </draw:text-box>
        </draw:frame>
        <draw:frame draw:style-name="gr53" draw:text-style-name="P4" draw:layer="layout" svg:width="8.697cm" svg:height="0.276cm" svg:x="7.809cm" svg:y="13.464cm">
          <draw:text-box>
            <text:p text:style-name="P3"><text:span text:style-name="T15">Subulicystidium meridense aff MH041524 MH041581 GB KHL 9561 Puerto Rico</text:span></text:p>
          </draw:text-box>
        </draw:frame>
        <draw:frame draw:style-name="gr54" draw:text-style-name="P4" draw:layer="layout" svg:width="9.798cm" svg:height="0.276cm" svg:x="6.515cm" svg:y="27.764cm">
          <draw:text-box>
            <text:p text:style-name="P3"><text:span text:style-name="T1">Subulicystidium perlongisporum MN207041 MN207027 GB KHL 9926 Dominican Republic</text:span></text:p>
          </draw:text-box>
        </draw:frame>
        <draw:frame draw:style-name="gr54" draw:text-style-name="P4" draw:layer="layout" svg:width="9.798cm" svg:height="0.276cm" svg:x="6.553cm" svg:y="27.431cm">
          <draw:text-box>
            <text:p text:style-name="P3"><text:span text:style-name="T1">Subulicystidium perlongisporum MN207051 MN207028 GB KHL 9943 Dominican Republic</text:span></text:p>
          </draw:text-box>
        </draw:frame>
        <draw:frame draw:style-name="gr55" draw:text-style-name="P4" draw:layer="layout" svg:width="8.058cm" svg:height="0.276cm" svg:x="7.227cm" svg:y="25.769cm">
          <draw:text-box>
            <text:p text:style-name="P3"><text:span text:style-name="T1">Subulicystidium perlongisporum KP268489 MN217402 LE 302156 <text:s/>Russia</text:span></text:p>
          </draw:text-box>
        </draw:frame>
        <draw:frame draw:style-name="gr56" draw:text-style-name="P4" draw:layer="layout" svg:width="8.109cm" svg:height="0.276cm" svg:x="7.51cm" svg:y="24.771cm">
          <draw:text-box>
            <text:p text:style-name="P3"><text:span text:style-name="T1">Subulicystidium perlongisporum MN218448 MN217406 LE 314099 <text:s/>Russia</text:span></text:p>
          </draw:text-box>
        </draw:frame>
        <draw:frame draw:style-name="gr56" draw:text-style-name="P4" draw:layer="layout" svg:width="8.109cm" svg:height="0.276cm" svg:x="7.173cm" svg:y="25.436cm">
          <draw:text-box>
            <text:p text:style-name="P3"><text:span text:style-name="T1">Subulicystidium perlongisporum MN218449 MN217535 LE 315315 <text:s/>Russia</text:span></text:p>
          </draw:text-box>
        </draw:frame>
        <draw:frame draw:style-name="gr57" draw:text-style-name="P4" draw:layer="layout" svg:width="8.092cm" svg:height="0.276cm" svg:x="7.005cm" svg:y="20.78cm">
          <draw:text-box>
            <text:p text:style-name="P3"><text:span text:style-name="T9">Subulicystidium harpagum MH041531 MH041586 O:F LR 15736 Colombia</text:span></text:p>
          </draw:text-box>
        </draw:frame>
        <draw:frame draw:style-name="gr58" draw:text-style-name="P4" draw:layer="layout" svg:width="8.486cm" svg:height="0.276cm" svg:x="9.299cm" svg:y="9.805cm">
          <draw:text-box>
            <text:p text:style-name="P3"><text:span text:style-name="T15">Subulicystidium meridense aff MH041551 MH041578 O:F LR 19581 Argentina</text:span></text:p>
          </draw:text-box>
        </draw:frame>
        <draw:frame draw:style-name="gr59" draw:text-style-name="P4" draw:layer="layout" svg:width="7.144cm" svg:height="0.276cm" svg:x="8.993cm" svg:y="9.473cm">
          <draw:text-box>
            <text:p text:style-name="P3"><text:span text:style-name="T18">Subulicystidium brachysporum T MH041556 <text:s/>O:F LR 24170 Brazil</text:span></text:p>
          </draw:text-box>
        </draw:frame>
        <draw:frame draw:style-name="gr60" draw:text-style-name="P4" draw:layer="layout" svg:width="8.257cm" svg:height="0.276cm" svg:x="7.436cm" svg:y="26.766cm">
          <draw:text-box>
            <text:p text:style-name="P3"><text:span text:style-name="T1">Subulicystidium perlongisporum MN207042 MN207029 O:F LR 24826 Brazil</text:span></text:p>
          </draw:text-box>
        </draw:frame>
        <draw:frame draw:style-name="gr61" draw:text-style-name="P4" draw:layer="layout" svg:width="7.021cm" svg:height="0.276cm" svg:x="9.1cm" svg:y="9.14cm">
          <draw:text-box>
            <text:p text:style-name="P3"><text:span text:style-name="T18">Subulicystidium brachysporum T <text:s/>MH041574 LY 11378 <text:s/>Réunion</text:span></text:p>
          </draw:text-box>
        </draw:frame>
        <draw:frame draw:style-name="gr62" draw:text-style-name="P4" draw:layer="layout" svg:width="8.134cm" svg:height="0.276cm" svg:x="6.202cm" svg:y="29.094cm">
          <draw:text-box>
            <text:p text:style-name="P3"><text:span text:style-name="T1">Subulicystidium perlongisporum MN207054 MN207030 LY 11631 <text:s/>Réunion</text:span></text:p>
          </draw:text-box>
        </draw:frame>
        <draw:frame draw:style-name="gr63" draw:text-style-name="P4" draw:layer="layout" svg:width="8.232cm" svg:height="0.276cm" svg:x="9.007cm" svg:y="11.136cm">
          <draw:text-box>
            <text:p text:style-name="P3"><text:span text:style-name="T7">Subulicystidium brachysporum B MH041550 MH041571 LY 12293 <text:s/>Réunion</text:span></text:p>
          </draw:text-box>
        </draw:frame>
        <draw:frame draw:style-name="gr64" draw:text-style-name="P4" draw:layer="layout" svg:width="6.602cm" svg:height="0.276cm" svg:x="6.708cm" svg:y="18.785cm">
          <draw:text-box>
            <text:p text:style-name="P3"><text:span text:style-name="T8">Subulicystidium parvisporum <text:s/>MH041589 LY 12750 <text:s/>Réunion</text:span></text:p>
          </draw:text-box>
        </draw:frame>
        <draw:frame draw:style-name="gr65" draw:text-style-name="P4" draw:layer="layout" svg:width="7.038cm" svg:height="0.276cm" svg:x="9.45cm" svg:y="1.823cm">
          <draw:text-box>
            <text:p text:style-name="P3"><text:span text:style-name="T7">Subulicystidium brachysporum B <text:s/>MH041595 LY 12772 <text:s/>Réunion</text:span></text:p>
          </draw:text-box>
        </draw:frame>
        <draw:frame draw:style-name="gr66" draw:text-style-name="P4" draw:layer="layout" svg:width="6.399cm" svg:height="0.276cm" svg:x="9.817cm" svg:y="1.491cm">
          <draw:text-box>
            <text:p text:style-name="P3"><text:span text:style-name="T6">Subulicystidium meridense <text:s/>MH041597 LY 12816 <text:s/>Réunion</text:span></text:p>
          </draw:text-box>
        </draw:frame>
        <draw:frame draw:style-name="gr62" draw:text-style-name="P4" draw:layer="layout" svg:width="8.134cm" svg:height="0.276cm" svg:x="7.325cm" svg:y="22.776cm">
          <draw:text-box>
            <text:p text:style-name="P3"><text:span text:style-name="T1">Subulicystidium perlongisporum MN207046 MN207031 LY 12824 <text:s/>Réunion</text:span></text:p>
          </draw:text-box>
        </draw:frame>
        <draw:frame draw:style-name="gr67" draw:text-style-name="P4" draw:layer="layout" svg:width="9.531cm" svg:height="0.276cm" svg:x="10.65cm" svg:y="1.157cm">
          <draw:text-box>
            <text:p text:style-name="P3"><text:span text:style-name="T19">Subulicystidium grandisporum MH041547 MH041592 O:F 506781 LR 29162 Costa Rica</text:span></text:p>
          </draw:text-box>
        </draw:frame>
        <draw:frame draw:style-name="gr68" draw:text-style-name="P4" draw:layer="layout" svg:width="9.667cm" svg:height="0.276cm" svg:x="8.397cm" svg:y="15.126cm">
          <draw:text-box>
            <text:p text:style-name="P3"><text:span text:style-name="T7">Subulicystidium brachysporum B MH041518 MH041572 O:F 506782 LR 19533 Argentina</text:span></text:p>
          </draw:text-box>
        </draw:frame>
        <draw:frame draw:style-name="gr69" draw:text-style-name="P4" draw:layer="layout" svg:width="9.599cm" svg:height="0.276cm" svg:x="6.773cm" svg:y="33.419cm">
          <draw:text-box>
            <text:p text:style-name="P3"><text:span text:style-name="T20">Subulicystidium rarocrystallinum MH041512 MH041564 O:F 918488 LR 15483 Colombia</text:span></text:p>
          </draw:text-box>
        </draw:frame>
        <draw:frame draw:style-name="gr70" draw:text-style-name="P4" draw:layer="layout" svg:width="9.654cm" svg:height="0.276cm" svg:x="8.134cm" svg:y="15.792cm">
          <draw:text-box>
            <text:p text:style-name="P3"><text:span text:style-name="T7">Subulicystidium brachysporum B MH041522 MH041605 O:F 918493 LR 15784 Colombia</text:span></text:p>
          </draw:text-box>
        </draw:frame>
        <draw:frame draw:style-name="gr71" draw:text-style-name="P4" draw:layer="layout" svg:width="9.353cm" svg:height="0.276cm" svg:x="9.174cm" svg:y="8.475cm">
          <draw:text-box>
            <text:p text:style-name="P3"><text:span text:style-name="T15">Subulicystidium meridense aff MH041554 MH041575 O:F 918846 LR 15812 Colombia</text:span></text:p>
          </draw:text-box>
        </draw:frame>
        <draw:frame draw:style-name="gr72" draw:text-style-name="P4" draw:layer="layout" svg:width="8.003cm" svg:height="0.276cm" svg:x="8.357cm" svg:y="6.811cm">
          <draw:text-box>
            <text:p text:style-name="P3"><text:span text:style-name="T2">Subulicystidium longisporum MN207039 MN207032 KAS 00146 Germany</text:span></text:p>
          </draw:text-box>
        </draw:frame>
        <draw:frame draw:style-name="gr5" draw:text-style-name="P4" draw:layer="layout" svg:width="9.413cm" svg:height="0.276cm" svg:x="7.095cm" svg:y="30.757cm">
          <draw:text-box>
            <text:p text:style-name="P3"><text:span text:style-name="T1">Subulicystidium perlongisporum MN207056 MN207033 KAS Ordynets 00158 Germany</text:span></text:p>
          </draw:text-box>
        </draw:frame>
        <draw:frame draw:style-name="gr73" draw:text-style-name="P4" draw:layer="layout" svg:width="8.249cm" svg:height="0.276cm" svg:x="6.515cm" svg:y="27.099cm">
          <draw:text-box>
            <text:p text:style-name="P3"><text:span text:style-name="T1">Subulicystidium perlongisporum UDB016775 UDB016775 TU 108264 <text:s/>Cuba</text:span></text:p>
          </draw:text-box>
        </draw:frame>
        <draw:frame draw:style-name="gr74" draw:text-style-name="P4" draw:layer="layout" svg:width="9.04cm" svg:height="0.276cm" svg:x="7.77cm" svg:y="21.446cm">
          <draw:text-box>
            <text:p text:style-name="P3"><text:span text:style-name="T4">Subulicystidium tropicum UDB013052 UDB013052 TU 110416 <text:s/>Papua New Guinea</text:span></text:p>
          </draw:text-box>
        </draw:frame>
        <draw:frame draw:style-name="gr75" draw:text-style-name="P4" draw:layer="layout" svg:width="6.551cm" svg:height="0.276cm" svg:x="6.818cm" svg:y="13.131cm">
          <draw:text-box>
            <text:p text:style-name="P3"><text:span text:style-name="T21">Subulicystidium tedersooi UDB014161 <text:s/>TU 110894 <text:s/>Vietnam</text:span></text:p>
          </draw:text-box>
        </draw:frame>
        <draw:frame draw:style-name="gr75" draw:text-style-name="P4" draw:layer="layout" svg:width="6.551cm" svg:height="0.276cm" svg:x="6.867cm" svg:y="12.799cm">
          <draw:text-box>
            <text:p text:style-name="P3"><text:span text:style-name="T21">Subulicystidium tedersooi UDB014162 <text:s/>TU 110895 <text:s/>Vietnam</text:span></text:p>
          </draw:text-box>
        </draw:frame>
        <draw:frame draw:style-name="gr76" draw:text-style-name="P4" draw:layer="layout" svg:width="6.78cm" svg:height="0.276cm" svg:x="6.645cm" svg:y="31.09cm">
          <draw:text-box>
            <text:p text:style-name="P3"><text:span text:style-name="T1">Subulicystidium perlongisporum UDB028354 <text:s/>TU 124387 <text:s/>Italy</text:span></text:p>
          </draw:text-box>
        </draw:frame>
        <draw:frame draw:style-name="gr77" draw:text-style-name="P4" draw:layer="layout" svg:width="8.113cm" svg:height="0.276cm" svg:x="7.154cm" svg:y="30.425cm">
          <draw:text-box>
            <text:p text:style-name="P3"><text:span text:style-name="T1">Subulicystidium perlongisporum UDB028355 UDB028355 TU 124388 <text:s/>Italy</text:span></text:p>
          </draw:text-box>
        </draw:frame>
        <draw:frame draw:style-name="gr78" draw:text-style-name="P4" draw:layer="layout" svg:width="7.762cm" svg:height="0.276cm" svg:x="8.205cm" svg:y="7.809cm">
          <draw:text-box>
            <text:p text:style-name="P3"><text:span text:style-name="T2">Subulicystidium longisporum UDB028356 UDB028356 TU 124391 <text:s/>Italy</text:span></text:p>
          </draw:text-box>
        </draw:frame>
        <draw:frame draw:style-name="gr79" draw:text-style-name="P4" draw:layer="layout" svg:width="6.619cm" svg:height="0.276cm" svg:x="7.265cm" svg:y="23.773cm">
          <draw:text-box>
            <text:p text:style-name="P3"><text:span text:style-name="T1">Subulicystidium perlongisporum KI022V <text:s/>TU 132022 <text:s/>Estonia</text:span></text:p>
          </draw:text-box>
        </draw:frame>
        <draw:frame draw:style-name="gr80" draw:text-style-name="P7" draw:layer="layout" svg:width="0.451cm" svg:height="0.239cm" svg:x="0.218cm" svg:y="32.532cm">
          <draw:text-box>
            <text:p text:style-name="P3"><text:span text:style-name="T22">Root</text:span></text:p>
          </draw:text-box>
        </draw:frame>
        <draw:frame draw:style-name="gr81" draw:text-style-name="P7" draw:layer="layout" svg:width="0.417cm" svg:height="0.239cm" svg:x="6.483cm" svg:y="25.7cm">
          <draw:text-box>
            <text:p text:style-name="P3"><text:span text:style-name="T22">0.96</text:span></text:p>
          </draw:text-box>
        </draw:frame>
        <draw:frame draw:style-name="gr82" draw:text-style-name="P8" draw:layer="layout" svg:width="0.428cm" svg:height="0.239cm" svg:x="6.172cm" svg:y="26.2cm">
          <draw:text-box>
            <text:p text:style-name="P3"><text:span text:style-name="T22">1</text:span></text:p>
          </draw:text-box>
        </draw:frame>
        <draw:frame draw:style-name="gr81" draw:text-style-name="P7" draw:layer="layout" svg:width="0.417cm" svg:height="0.239cm" svg:x="5.73cm" svg:y="26.761cm">
          <draw:text-box>
            <text:p text:style-name="P3"><text:span text:style-name="T22">0.81</text:span></text:p>
          </draw:text-box>
        </draw:frame>
        <draw:frame draw:style-name="gr81" draw:text-style-name="P7" draw:layer="layout" svg:width="0.417cm" svg:height="0.239cm" svg:x="4.9cm" svg:y="28.8cm">
          <draw:text-box>
            <text:p text:style-name="P3"><text:span text:style-name="T22">0.66</text:span></text:p>
          </draw:text-box>
        </draw:frame>
        <draw:frame draw:style-name="gr83" draw:text-style-name="P7" draw:layer="layout" svg:width="0.211cm" svg:height="0.239cm" svg:x="3.889cm" svg:y="29.961cm">
          <draw:text-box>
            <text:p text:style-name="P3"><text:span text:style-name="T22">1</text:span></text:p>
          </draw:text-box>
        </draw:frame>
        <draw:frame draw:style-name="gr83" draw:text-style-name="P7" draw:layer="layout" svg:width="0.211cm" svg:height="0.239cm" svg:x="5.154cm" svg:y="31.092cm">
          <draw:text-box>
            <text:p text:style-name="P3"><text:span text:style-name="T22">1</text:span></text:p>
          </draw:text-box>
        </draw:frame>
        <draw:frame draw:style-name="gr83" draw:text-style-name="P7" draw:layer="layout" svg:width="0.211cm" svg:height="0.239cm" svg:x="5.689cm" svg:y="31.461cm">
          <draw:text-box>
            <text:p text:style-name="P3"><text:span text:style-name="T22">1</text:span></text:p>
          </draw:text-box>
        </draw:frame>
        <draw:frame draw:style-name="gr83" draw:text-style-name="P7" draw:layer="layout" svg:width="0.211cm" svg:height="0.239cm" svg:x="5.789cm" svg:y="30.7cm">
          <draw:text-box>
            <text:p text:style-name="P3"><text:span text:style-name="T22">1</text:span></text:p>
          </draw:text-box>
        </draw:frame>
        <draw:frame draw:style-name="gr83" draw:text-style-name="P7" draw:layer="layout" svg:width="0.211cm" svg:height="0.239cm" svg:x="6.5cm" svg:y="30.461cm">
          <draw:text-box>
            <text:p text:style-name="P3"><text:span text:style-name="T22">1</text:span></text:p>
          </draw:text-box>
        </draw:frame>
        <draw:frame draw:style-name="gr83" draw:text-style-name="P7" draw:layer="layout" svg:width="0.211cm" svg:height="0.239cm" svg:x="2.822cm" svg:y="24.225cm">
          <draw:text-box>
            <text:p text:style-name="P3"><text:span text:style-name="T22">1</text:span></text:p>
          </draw:text-box>
        </draw:frame>
        <draw:frame draw:style-name="gr81" draw:text-style-name="P7" draw:layer="layout" svg:width="0.417cm" svg:height="0.239cm" svg:x="2.849cm" svg:y="18.494cm">
          <draw:text-box>
            <text:p text:style-name="P3"><text:span text:style-name="T22">0.95</text:span></text:p>
          </draw:text-box>
        </draw:frame>
        <draw:frame draw:style-name="gr83" draw:text-style-name="P7" draw:layer="layout" svg:width="0.211cm" svg:height="0.239cm" svg:x="4.027cm" svg:y="15.76cm">
          <draw:text-box>
            <text:p text:style-name="P3"><text:span text:style-name="T22">1</text:span></text:p>
          </draw:text-box>
        </draw:frame>
        <draw:frame draw:style-name="gr81" draw:text-style-name="P7" draw:layer="layout" svg:width="0.417cm" svg:height="0.239cm" svg:x="4.235cm" svg:y="13.483cm">
          <draw:text-box>
            <text:p text:style-name="P3"><text:span text:style-name="T22">0.94</text:span></text:p>
          </draw:text-box>
        </draw:frame>
        <draw:frame draw:style-name="gr81" draw:text-style-name="P7" draw:layer="layout" svg:width="0.417cm" svg:height="0.239cm" svg:x="4.939cm" svg:y="10.628cm">
          <draw:text-box>
            <text:p text:style-name="P3"><text:span text:style-name="T22">0.91</text:span></text:p>
          </draw:text-box>
        </draw:frame>
        <draw:frame draw:style-name="gr81" draw:text-style-name="P7" draw:layer="layout" svg:width="0.417cm" svg:height="0.239cm" svg:x="6.291cm" svg:y="8.788cm">
          <draw:text-box>
            <text:p text:style-name="P3"><text:span text:style-name="T22">0.93</text:span></text:p>
          </draw:text-box>
        </draw:frame>
        <draw:frame draw:style-name="gr81" draw:text-style-name="P7" draw:layer="layout" svg:width="0.417cm" svg:height="0.239cm" svg:x="6.833cm" svg:y="6.631cm">
          <draw:text-box>
            <text:p text:style-name="P3"><text:span text:style-name="T22">0.92</text:span></text:p>
          </draw:text-box>
        </draw:frame>
        <draw:frame draw:style-name="gr84" draw:text-style-name="P8" draw:layer="layout" svg:width="0.345cm" svg:height="0.239cm" svg:x="7.455cm" svg:y="7.5cm">
          <draw:text-box>
            <text:p text:style-name="P3"><text:span text:style-name="T22">1</text:span></text:p>
          </draw:text-box>
        </draw:frame>
        <draw:frame draw:style-name="gr85" draw:text-style-name="P9" draw:layer="layout" svg:width="0.345cm" svg:height="0.211cm" svg:x="7.655cm" svg:y="7.189cm">
          <draw:text-box>
            <text:p text:style-name="P3"><text:span text:style-name="T23">0.98</text:span></text:p>
          </draw:text-box>
        </draw:frame>
        <draw:frame draw:style-name="gr85" draw:text-style-name="P9" draw:layer="layout" svg:width="0.345cm" svg:height="0.211cm" svg:x="7.711cm" svg:y="7.905cm">
          <draw:text-box>
            <text:p text:style-name="P3"><text:span text:style-name="T23">0.99</text:span></text:p>
          </draw:text-box>
        </draw:frame>
        <draw:frame draw:style-name="gr81" draw:text-style-name="P7" draw:layer="layout" svg:width="0.417cm" svg:height="0.239cm" svg:x="7.387cm" svg:y="5.783cm">
          <draw:text-box>
            <text:p text:style-name="P3"><text:span text:style-name="T22">0.88</text:span></text:p>
          </draw:text-box>
        </draw:frame>
        <draw:frame draw:style-name="gr81" draw:text-style-name="P7" draw:layer="layout" svg:width="0.417cm" svg:height="0.239cm" svg:x="8.221cm" svg:y="5.211cm">
          <draw:text-box>
            <text:p text:style-name="P3"><text:span text:style-name="T22">0.91</text:span></text:p>
          </draw:text-box>
        </draw:frame>
        <draw:frame draw:style-name="gr81" draw:text-style-name="P7" draw:layer="layout" svg:width="0.417cm" svg:height="0.239cm" svg:x="8.719cm" svg:y="4.399cm">
          <draw:text-box>
            <text:p text:style-name="P3"><text:span text:style-name="T22">0.66</text:span></text:p>
          </draw:text-box>
        </draw:frame>
        <draw:frame draw:style-name="gr81" draw:text-style-name="P7" draw:layer="layout" svg:width="0.417cm" svg:height="0.239cm" svg:x="8.811cm" svg:y="2.341cm">
          <draw:text-box>
            <text:p text:style-name="P3"><text:span text:style-name="T22">0.52</text:span></text:p>
          </draw:text-box>
        </draw:frame>
        <draw:frame draw:style-name="gr81" draw:text-style-name="P7" draw:layer="layout" svg:width="0.417cm" svg:height="0.239cm" svg:x="9.13cm" svg:y="1.201cm">
          <draw:text-box>
            <text:p text:style-name="P3"><text:span text:style-name="T22">0.58</text:span></text:p>
          </draw:text-box>
        </draw:frame>
        <draw:frame draw:style-name="gr81" draw:text-style-name="P7" draw:layer="layout" svg:width="0.417cm" svg:height="0.239cm" svg:x="6.972cm" svg:y="10.946cm">
          <draw:text-box>
            <text:p text:style-name="P3"><text:span text:style-name="T22">0.94</text:span></text:p>
          </draw:text-box>
        </draw:frame>
        <draw:frame draw:style-name="gr81" draw:text-style-name="P7" draw:layer="layout" svg:width="0.417cm" svg:height="0.239cm" svg:x="7.7cm" svg:y="10.558cm">
          <draw:text-box>
            <text:p text:style-name="P3"><text:span text:style-name="T22">0.94</text:span></text:p>
          </draw:text-box>
        </draw:frame>
        <draw:frame draw:style-name="gr81" draw:text-style-name="P7" draw:layer="layout" svg:width="0.417cm" svg:height="0.239cm" svg:x="8.323cm" svg:y="10.083cm">
          <draw:text-box>
            <text:p text:style-name="P3"><text:span text:style-name="T22">0.88</text:span></text:p>
          </draw:text-box>
        </draw:frame>
        <draw:frame draw:style-name="gr81" draw:text-style-name="P7" draw:layer="layout" svg:width="0.417cm" svg:height="0.239cm" svg:x="8.421cm" svg:y="9.488cm">
          <draw:text-box>
            <text:p text:style-name="P3"><text:span text:style-name="T22">0.55</text:span></text:p>
          </draw:text-box>
        </draw:frame>
        <draw:frame draw:style-name="gr81" draw:text-style-name="P7" draw:layer="layout" svg:width="0.417cm" svg:height="0.239cm" svg:x="8.531cm" svg:y="8.517cm">
          <draw:text-box>
            <text:p text:style-name="P3"><text:span text:style-name="T22">0.84</text:span></text:p>
          </draw:text-box>
        </draw:frame>
        <draw:frame draw:style-name="gr83" draw:text-style-name="P7" draw:layer="layout" svg:width="0.211cm" svg:height="0.239cm" svg:x="6.204cm" svg:y="12.467cm">
          <draw:text-box>
            <text:p text:style-name="P3"><text:span text:style-name="T22">1</text:span></text:p>
          </draw:text-box>
        </draw:frame>
        <draw:frame draw:style-name="gr83" draw:text-style-name="P7" draw:layer="layout" svg:width="0.211cm" svg:height="0.239cm" svg:x="6.651cm" svg:y="12.093cm">
          <draw:text-box>
            <text:p text:style-name="P3"><text:span text:style-name="T22">1</text:span></text:p>
          </draw:text-box>
        </draw:frame>
        <draw:frame draw:style-name="gr83" draw:text-style-name="P7" draw:layer="layout" svg:width="0.211cm" svg:height="0.239cm" svg:x="6.632cm" svg:y="12.841cm">
          <draw:text-box>
            <text:p text:style-name="P3"><text:span text:style-name="T22">1</text:span></text:p>
          </draw:text-box>
        </draw:frame>
        <draw:frame draw:style-name="gr81" draw:text-style-name="P7" draw:layer="layout" svg:width="0.417cm" svg:height="0.239cm" svg:x="5.414cm" svg:y="16.339cm">
          <draw:text-box>
            <text:p text:style-name="P3"><text:span text:style-name="T22">0.93</text:span></text:p>
          </draw:text-box>
        </draw:frame>
        <draw:frame draw:style-name="gr81" draw:text-style-name="P7" draw:layer="layout" svg:width="0.417cm" svg:height="0.239cm" svg:x="6.428cm" svg:y="15.679cm">
          <draw:text-box>
            <text:p text:style-name="P3"><text:span text:style-name="T22">0.93</text:span></text:p>
          </draw:text-box>
        </draw:frame>
        <draw:frame draw:style-name="gr81" draw:text-style-name="P7" draw:layer="layout" svg:width="0.417cm" svg:height="0.239cm" svg:x="7cm" svg:y="14.861cm">
          <draw:text-box>
            <text:p text:style-name="P3"><text:span text:style-name="T22">0.92</text:span></text:p>
          </draw:text-box>
        </draw:frame>
        <draw:frame draw:style-name="gr81" draw:text-style-name="P7" draw:layer="layout" svg:width="0.417cm" svg:height="0.239cm" svg:x="7.248cm" svg:y="14.005cm">
          <draw:text-box>
            <text:p text:style-name="P3"><text:span text:style-name="T22">0.83</text:span></text:p>
          </draw:text-box>
        </draw:frame>
        <draw:frame draw:style-name="gr83" draw:text-style-name="P7" draw:layer="layout" svg:width="0.211cm" svg:height="0.239cm" svg:x="7.2cm" svg:y="16.5cm">
          <draw:text-box>
            <text:p text:style-name="P3"><text:span text:style-name="T22">1</text:span></text:p>
          </draw:text-box>
        </draw:frame>
        <draw:frame draw:style-name="gr83" draw:text-style-name="P7" draw:layer="layout" svg:width="0.211cm" svg:height="0.239cm" svg:x="7.615cm" svg:y="18.038cm">
          <draw:text-box>
            <text:p text:style-name="P3"><text:span text:style-name="T22">1</text:span></text:p>
          </draw:text-box>
        </draw:frame>
        <draw:frame draw:style-name="gr83" draw:text-style-name="P7" draw:layer="layout" svg:width="0.211cm" svg:height="0.239cm" svg:x="8cm" svg:y="17.8cm">
          <draw:text-box>
            <text:p text:style-name="P3"><text:span text:style-name="T22">1</text:span></text:p>
          </draw:text-box>
        </draw:frame>
        <draw:frame draw:style-name="gr81" draw:text-style-name="P9" draw:layer="layout" svg:width="0.417cm" svg:height="0.239cm" svg:x="8.3cm" svg:y="17.5cm">
          <draw:text-box>
            <text:p text:style-name="P10"><text:span text:style-name="T24">0.63</text:span></text:p>
          </draw:text-box>
        </draw:frame>
        <draw:frame draw:style-name="gr81" draw:text-style-name="P7" draw:layer="layout" svg:width="0.417cm" svg:height="0.239cm" svg:x="3.274cm" svg:y="21.261cm">
          <draw:text-box>
            <text:p text:style-name="P3"><text:span text:style-name="T22">0.57</text:span></text:p>
          </draw:text-box>
        </draw:frame>
        <draw:frame draw:style-name="gr83" draw:text-style-name="P7" draw:layer="layout" svg:width="0.211cm" svg:height="0.239cm" svg:x="4.607cm" svg:y="22.029cm">
          <draw:text-box>
            <text:p text:style-name="P3"><text:span text:style-name="T22">1</text:span></text:p>
          </draw:text-box>
        </draw:frame>
        <draw:frame draw:style-name="gr83" draw:text-style-name="P7" draw:layer="layout" svg:width="0.211cm" svg:height="0.239cm" svg:x="5.689cm" svg:y="21.7cm">
          <draw:text-box>
            <text:p text:style-name="P3"><text:span text:style-name="T22">1</text:span></text:p>
          </draw:text-box>
        </draw:frame>
        <draw:frame draw:style-name="gr81" draw:text-style-name="P7" draw:layer="layout" svg:width="0.417cm" svg:height="0.239cm" svg:x="6.7cm" svg:y="21.5cm">
          <draw:text-box>
            <text:p text:style-name="P3"><text:span text:style-name="T22">0.69</text:span></text:p>
          </draw:text-box>
        </draw:frame>
        <draw:frame draw:style-name="gr81" draw:text-style-name="P7" draw:layer="layout" svg:width="0.417cm" svg:height="0.239cm" svg:x="3.88cm" svg:y="20.428cm">
          <draw:text-box>
            <text:p text:style-name="P3"><text:span text:style-name="T22">0.94</text:span></text:p>
          </draw:text-box>
        </draw:frame>
        <draw:frame draw:style-name="gr81" draw:text-style-name="P7" draw:layer="layout" svg:width="0.417cm" svg:height="0.239cm" svg:x="4.628cm" svg:y="19.867cm">
          <draw:text-box>
            <text:p text:style-name="P3"><text:span text:style-name="T22">0.99</text:span></text:p>
          </draw:text-box>
        </draw:frame>
        <draw:frame draw:style-name="gr83" draw:text-style-name="P7" draw:layer="layout" svg:width="0.211cm" svg:height="0.239cm" svg:x="5.54cm" svg:y="19.327cm">
          <draw:text-box>
            <text:p text:style-name="P3"><text:span text:style-name="T22">1</text:span></text:p>
          </draw:text-box>
        </draw:frame>
        <draw:frame draw:style-name="gr83" draw:text-style-name="P7" draw:layer="layout" svg:width="0.211cm" svg:height="0.239cm" svg:x="6.455cm" svg:y="18.994cm">
          <draw:text-box>
            <text:p text:style-name="P3"><text:span text:style-name="T22">1</text:span></text:p>
          </draw:text-box>
        </draw:frame>
        <draw:frame draw:style-name="gr83" draw:text-style-name="P7" draw:layer="layout" svg:width="0.211cm" svg:height="0.239cm" svg:x="5.665cm" svg:y="20.407cm">
          <draw:text-box>
            <text:p text:style-name="P3"><text:span text:style-name="T22">1</text:span></text:p>
          </draw:text-box>
        </draw:frame>
        <draw:frame draw:style-name="gr83" draw:text-style-name="P7" draw:layer="layout" svg:width="0.211cm" svg:height="0.239cm" svg:x="7.004cm" svg:y="20.158cm">
          <draw:text-box>
            <text:p text:style-name="P3"><text:span text:style-name="T22">1</text:span></text:p>
          </draw:text-box>
        </draw:frame>
        <draw:frame draw:style-name="gr83" draw:text-style-name="P7" draw:layer="layout" svg:width="0.211cm" svg:height="0.239cm" svg:x="2.007cm" svg:y="28.58cm">
          <draw:text-box>
            <text:p text:style-name="P3"><text:span text:style-name="T22">1</text:span></text:p>
          </draw:text-box>
        </draw:frame>
        <draw:frame draw:style-name="gr86" draw:text-style-name="P7" draw:layer="layout" svg:width="0.298cm" svg:height="0.239cm" svg:x="2.254cm" svg:y="32.935cm">
          <draw:text-box>
            <text:p text:style-name="P3"><text:span text:style-name="T22">0.5</text:span></text:p>
          </draw:text-box>
        </draw:frame>
        <draw:frame draw:style-name="gr83" draw:text-style-name="P7" draw:layer="layout" svg:width="0.211cm" svg:height="0.239cm" svg:x="4.8cm" svg:y="32.561cm">
          <draw:text-box>
            <text:p text:style-name="P3"><text:span text:style-name="T22">1</text:span></text:p>
          </draw:text-box>
        </draw:frame>
        <draw:frame draw:style-name="gr83" draw:text-style-name="P7" draw:layer="layout" svg:width="0.211cm" svg:height="0.239cm" svg:x="5.986cm" svg:y="32.131cm">
          <draw:text-box>
            <text:p text:style-name="P3"><text:span text:style-name="T22">1</text:span></text:p>
          </draw:text-box>
        </draw:frame>
        <draw:frame draw:style-name="gr81" draw:text-style-name="P7" draw:layer="layout" svg:width="0.417cm" svg:height="0.239cm" svg:x="5.703cm" svg:y="28.306cm">
          <draw:text-box>
            <text:p text:style-name="P3"><text:span text:style-name="T22">0.54</text:span></text:p>
          </draw:text-box>
        </draw:frame>
        <draw:frame draw:style-name="gr81" draw:text-style-name="P7" draw:layer="layout" svg:width="0.417cm" svg:height="0.239cm" svg:x="6.583cm" svg:y="24.061cm">
          <draw:text-box>
            <text:p text:style-name="P3"><text:span text:style-name="T22">0.94</text:span></text:p>
          </draw:text-box>
        </draw:frame>
        <draw:frame draw:style-name="gr83" draw:text-style-name="P8" draw:layer="layout" svg:width="0.211cm" svg:height="0.239cm" svg:x="6.9cm" svg:y="23.6cm">
          <draw:text-box>
            <text:p text:style-name="P3"><text:span text:style-name="T22">1</text:span></text:p>
          </draw:text-box>
        </draw:frame>
        <draw:frame draw:style-name="gr81" draw:text-style-name="P7" draw:layer="layout" svg:width="0.417cm" svg:height="0.239cm" svg:x="6.783cm" svg:y="23.061cm">
          <draw:text-box>
            <text:p text:style-name="P3"><text:span text:style-name="T22">0.99</text:span></text:p>
          </draw:text-box>
        </draw:frame>
        <draw:frame draw:style-name="gr81" draw:text-style-name="P11" draw:layer="layout" svg:width="0.417cm" svg:height="0.239cm" svg:x="0.264cm" svg:y="31.104cm">
          <draw:text-box>
            <text:p text:style-name="P3"><text:span text:style-name="T22">0.96</text:span></text:p>
          </draw:text-box>
        </draw:frame>
        <draw:frame draw:style-name="gr81" draw:text-style-name="P7" draw:layer="layout" svg:width="0.417cm" svg:height="0.239cm" svg:x="6.483cm" svg:y="26cm">
          <draw:text-box>
            <text:p text:style-name="P3"><text:span text:style-name="T22">0.97</text:span></text:p>
          </draw:text-box>
        </draw:frame>
        <draw:frame draw:style-name="gr81" draw:text-style-name="P7" draw:layer="layout" svg:width="0.417cm" svg:height="0.239cm" svg:x="5.9cm" svg:y="26.461cm">
          <draw:text-box>
            <text:p text:style-name="P3"><text:span text:style-name="T22">0.66</text:span></text:p>
          </draw:text-box>
        </draw:frame>
        <draw:frame draw:style-name="gr81" draw:text-style-name="P7" draw:layer="layout" svg:width="0.417cm" svg:height="0.239cm" svg:x="5.715cm" svg:y="27.04cm">
          <draw:text-box>
            <text:p text:style-name="P3"><text:span text:style-name="T22">0.92</text:span></text:p>
          </draw:text-box>
        </draw:frame>
        <draw:frame draw:style-name="gr83" draw:text-style-name="P7" draw:layer="layout" svg:width="0.211cm" svg:height="0.239cm" svg:x="5.1cm" svg:y="29.161cm">
          <draw:text-box>
            <text:p text:style-name="P3"><text:span text:style-name="T22">1</text:span></text:p>
          </draw:text-box>
        </draw:frame>
        <draw:frame draw:style-name="gr81" draw:text-style-name="P7" draw:layer="layout" svg:width="0.417cm" svg:height="0.239cm" svg:x="3.628cm" svg:y="30.26cm">
          <draw:text-box>
            <text:p text:style-name="P3"><text:span text:style-name="T22">0.98</text:span></text:p>
          </draw:text-box>
        </draw:frame>
        <draw:frame draw:style-name="gr81" draw:text-style-name="P7" draw:layer="layout" svg:width="0.417cm" svg:height="0.239cm" svg:x="4.872cm" svg:y="31.395cm">
          <draw:text-box>
            <text:p text:style-name="P3"><text:span text:style-name="T22">0.98</text:span></text:p>
          </draw:text-box>
        </draw:frame>
        <draw:frame draw:style-name="gr81" draw:text-style-name="P7" draw:layer="layout" svg:width="0.417cm" svg:height="0.239cm" svg:x="5.419cm" svg:y="31.77cm">
          <draw:text-box>
            <text:p text:style-name="P3"><text:span text:style-name="T22">0.92</text:span></text:p>
          </draw:text-box>
        </draw:frame>
        <draw:frame draw:style-name="gr81" draw:text-style-name="P7" draw:layer="layout" svg:width="0.417cm" svg:height="0.239cm" svg:x="5.502cm" svg:y="31.022cm">
          <draw:text-box>
            <text:p text:style-name="P3"><text:span text:style-name="T22">0.92</text:span></text:p>
          </draw:text-box>
        </draw:frame>
        <draw:frame draw:style-name="gr81" draw:text-style-name="P7" draw:layer="layout" svg:width="0.417cm" svg:height="0.239cm" svg:x="6.208cm" svg:y="30.772cm">
          <draw:text-box>
            <text:p text:style-name="P3"><text:span text:style-name="T22">0.98</text:span></text:p>
          </draw:text-box>
        </draw:frame>
        <draw:frame draw:style-name="gr81" draw:text-style-name="P7" draw:layer="layout" svg:width="0.417cm" svg:height="0.239cm" svg:x="2.439cm" svg:y="24.529cm">
          <draw:text-box>
            <text:p text:style-name="P3"><text:span text:style-name="T22">0.89</text:span></text:p>
          </draw:text-box>
        </draw:frame>
        <draw:frame draw:style-name="gr81" draw:text-style-name="P7" draw:layer="layout" svg:width="0.417cm" svg:height="0.239cm" svg:x="2.849cm" svg:y="18.798cm">
          <draw:text-box>
            <text:p text:style-name="P3"><text:span text:style-name="T22">0.85</text:span></text:p>
          </draw:text-box>
        </draw:frame>
        <draw:frame draw:style-name="gr81" draw:text-style-name="P7" draw:layer="layout" svg:width="0.417cm" svg:height="0.239cm" svg:x="3.645cm" svg:y="16.064cm">
          <draw:text-box>
            <text:p text:style-name="P3"><text:span text:style-name="T22">0.97</text:span></text:p>
          </draw:text-box>
        </draw:frame>
        <draw:frame draw:style-name="gr81" draw:text-style-name="P7" draw:layer="layout" svg:width="0.417cm" svg:height="0.239cm" svg:x="4.235cm" svg:y="13.787cm">
          <draw:text-box>
            <text:p text:style-name="P3"><text:span text:style-name="T22">0.87</text:span></text:p>
          </draw:text-box>
        </draw:frame>
        <draw:frame draw:style-name="gr87" draw:text-style-name="P7" draw:layer="layout" svg:width="0.294cm" svg:height="0.239cm" svg:x="5.092cm" svg:y="10.932cm">
          <draw:text-box>
            <text:p text:style-name="P3"><text:span text:style-name="T22">NA</text:span></text:p>
          </draw:text-box>
        </draw:frame>
        <draw:frame draw:style-name="gr87" draw:text-style-name="P7" draw:layer="layout" svg:width="0.294cm" svg:height="0.239cm" svg:x="6.444cm" svg:y="9.092cm">
          <draw:text-box>
            <text:p text:style-name="P3"><text:span text:style-name="T22">NA</text:span></text:p>
          </draw:text-box>
        </draw:frame>
        <draw:frame draw:style-name="gr87" draw:text-style-name="P7" draw:layer="layout" svg:width="0.294cm" svg:height="0.239cm" svg:x="6.986cm" svg:y="6.935cm">
          <draw:text-box>
            <text:p text:style-name="P3"><text:span text:style-name="T22">NA</text:span></text:p>
          </draw:text-box>
        </draw:frame>
        <draw:frame draw:style-name="gr81" draw:text-style-name="P7" draw:layer="layout" svg:width="0.417cm" svg:height="0.239cm" svg:x="7.252cm" svg:y="7.782cm">
          <draw:text-box>
            <text:p text:style-name="P3"><text:span text:style-name="T22">0.95</text:span></text:p>
          </draw:text-box>
        </draw:frame>
        <draw:frame draw:style-name="gr88" draw:text-style-name="P9" draw:layer="layout" svg:width="0.345cm" svg:height="0.2cm" svg:x="7.7cm" svg:y="7.4cm">
          <draw:text-box>
            <text:p text:style-name="P3"><text:span text:style-name="T23">0.78</text:span></text:p>
          </draw:text-box>
        </draw:frame>
        <draw:frame draw:style-name="gr85" draw:text-style-name="P9" draw:layer="layout" svg:width="0.345cm" svg:height="0.211cm" svg:x="7.655cm" svg:y="8.189cm">
          <draw:text-box>
            <text:p text:style-name="P3"><text:span text:style-name="T23">0.89</text:span></text:p>
          </draw:text-box>
        </draw:frame>
        <draw:frame draw:style-name="gr87" draw:text-style-name="P7" draw:layer="layout" svg:width="0.294cm" svg:height="0.239cm" svg:x="7.541cm" svg:y="6.087cm">
          <draw:text-box>
            <text:p text:style-name="P3"><text:span text:style-name="T22">NA</text:span></text:p>
          </draw:text-box>
        </draw:frame>
        <draw:frame draw:style-name="gr87" draw:text-style-name="P7" draw:layer="layout" svg:width="0.294cm" svg:height="0.239cm" svg:x="8.374cm" svg:y="5.515cm">
          <draw:text-box>
            <text:p text:style-name="P3"><text:span text:style-name="T22">NA</text:span></text:p>
          </draw:text-box>
        </draw:frame>
        <draw:frame draw:style-name="gr87" draw:text-style-name="P7" draw:layer="layout" svg:width="0.294cm" svg:height="0.239cm" svg:x="8.872cm" svg:y="4.703cm">
          <draw:text-box>
            <text:p text:style-name="P3"><text:span text:style-name="T22">NA</text:span></text:p>
          </draw:text-box>
        </draw:frame>
        <draw:frame draw:style-name="gr87" draw:text-style-name="P7" draw:layer="layout" svg:width="0.294cm" svg:height="0.239cm" svg:x="8.864cm" svg:y="2.645cm">
          <draw:text-box>
            <text:p text:style-name="P3"><text:span text:style-name="T22">NA</text:span></text:p>
          </draw:text-box>
        </draw:frame>
        <draw:frame draw:style-name="gr89" draw:text-style-name="P8" draw:layer="layout" svg:width="0.577cm" svg:height="0.239cm" svg:x="9cm" svg:y="1.505cm">
          <draw:text-box>
            <text:p text:style-name="P3"><text:span text:style-name="T22">NA</text:span></text:p>
          </draw:text-box>
        </draw:frame>
        <draw:frame draw:style-name="gr81" draw:text-style-name="P7" draw:layer="layout" svg:width="0.417cm" svg:height="0.239cm" svg:x="6.972cm" svg:y="11.25cm">
          <draw:text-box>
            <text:p text:style-name="P3"><text:span text:style-name="T22">0.93</text:span></text:p>
          </draw:text-box>
        </draw:frame>
        <draw:frame draw:style-name="gr81" draw:text-style-name="P7" draw:layer="layout" svg:width="0.417cm" svg:height="0.239cm" svg:x="7.7cm" svg:y="10.861cm">
          <draw:text-box>
            <text:p text:style-name="P3"><text:span text:style-name="T22">0.99</text:span></text:p>
          </draw:text-box>
        </draw:frame>
        <draw:frame draw:style-name="gr81" draw:text-style-name="P7" draw:layer="layout" svg:width="0.417cm" svg:height="0.239cm" svg:x="8.123cm" svg:y="10.287cm">
          <draw:text-box>
            <text:p text:style-name="P3"><text:span text:style-name="T22">0.78</text:span></text:p>
          </draw:text-box>
        </draw:frame>
        <draw:frame draw:style-name="gr86" draw:text-style-name="P7" draw:layer="layout" svg:width="0.298cm" svg:height="0.239cm" svg:x="8.584cm" svg:y="8.822cm">
          <draw:text-box>
            <text:p text:style-name="P3"><text:span text:style-name="T22">0.8</text:span></text:p>
          </draw:text-box>
        </draw:frame>
        <draw:frame draw:style-name="gr81" draw:text-style-name="P7" draw:layer="layout" svg:width="0.417cm" svg:height="0.239cm" svg:x="5.821cm" svg:y="12.771cm">
          <draw:text-box>
            <text:p text:style-name="P3"><text:span text:style-name="T22">0.97</text:span></text:p>
          </draw:text-box>
        </draw:frame>
        <draw:frame draw:style-name="gr81" draw:text-style-name="P7" draw:layer="layout" svg:width="0.417cm" svg:height="0.239cm" svg:x="6.469cm" svg:y="12.397cm">
          <draw:text-box>
            <text:p text:style-name="P3"><text:span text:style-name="T22">0.99</text:span></text:p>
          </draw:text-box>
        </draw:frame>
        <draw:frame draw:style-name="gr81" draw:text-style-name="P7" draw:layer="layout" svg:width="0.417cm" svg:height="0.239cm" svg:x="6.3cm" svg:y="13.161cm">
          <draw:text-box>
            <text:p text:style-name="P3"><text:span text:style-name="T22">0.93</text:span></text:p>
          </draw:text-box>
        </draw:frame>
        <draw:frame draw:style-name="gr87" draw:text-style-name="P7" draw:layer="layout" svg:width="0.294cm" svg:height="0.239cm" svg:x="5.567cm" svg:y="16.642cm">
          <draw:text-box>
            <text:p text:style-name="P3"><text:span text:style-name="T22">NA</text:span></text:p>
          </draw:text-box>
        </draw:frame>
        <draw:frame draw:style-name="gr87" draw:text-style-name="P7" draw:layer="layout" svg:width="0.294cm" svg:height="0.239cm" svg:x="6.581cm" svg:y="15.982cm">
          <draw:text-box>
            <text:p text:style-name="P3"><text:span text:style-name="T22">NA</text:span></text:p>
          </draw:text-box>
        </draw:frame>
        <draw:frame draw:style-name="gr87" draw:text-style-name="P7" draw:layer="layout" svg:width="0.294cm" svg:height="0.239cm" svg:x="7.006cm" svg:y="15.161cm">
          <draw:text-box>
            <text:p text:style-name="P3"><text:span text:style-name="T22">NA</text:span></text:p>
          </draw:text-box>
        </draw:frame>
        <draw:frame draw:style-name="gr81" draw:text-style-name="P7" draw:layer="layout" svg:width="0.417cm" svg:height="0.239cm" svg:x="7.2cm" svg:y="14.3cm">
          <draw:text-box>
            <text:p text:style-name="P3"><text:span text:style-name="T22">0.83</text:span></text:p>
          </draw:text-box>
        </draw:frame>
        <draw:frame draw:style-name="gr81" draw:text-style-name="P7" draw:layer="layout" svg:width="0.417cm" svg:height="0.239cm" svg:x="6.852cm" svg:y="16.804cm">
          <draw:text-box>
            <text:p text:style-name="P3"><text:span text:style-name="T22">0.92</text:span></text:p>
          </draw:text-box>
        </draw:frame>
        <draw:frame draw:style-name="gr83" draw:text-style-name="P7" draw:layer="layout" svg:width="0.211cm" svg:height="0.239cm" svg:x="7.615cm" svg:y="18.342cm">
          <draw:text-box>
            <text:p text:style-name="P3"><text:span text:style-name="T22">1</text:span></text:p>
          </draw:text-box>
        </draw:frame>
        <draw:frame draw:style-name="gr90" draw:text-style-name="P8" draw:layer="layout" svg:width="0.417cm" svg:height="0.239cm" svg:x="7.8cm" svg:y="18.061cm">
          <draw:text-box>
            <text:p text:style-name="P3"><text:span text:style-name="T22">0.92</text:span></text:p>
          </draw:text-box>
        </draw:frame>
        <draw:frame draw:style-name="gr91" draw:text-style-name="P9" draw:layer="layout" svg:width="0.417cm" svg:height="0.2cm" svg:x="8.283cm" svg:y="17.7cm">
          <draw:text-box>
            <text:p text:style-name="P10"><text:span text:style-name="T24">0.67</text:span></text:p>
          </draw:text-box>
        </draw:frame>
        <draw:frame draw:style-name="gr86" draw:text-style-name="P7" draw:layer="layout" svg:width="0.298cm" svg:height="0.239cm" svg:x="3.318cm" svg:y="21.532cm">
          <draw:text-box>
            <text:p text:style-name="P3"><text:span text:style-name="T22">0.4</text:span></text:p>
          </draw:text-box>
        </draw:frame>
        <draw:frame draw:style-name="gr81" draw:text-style-name="P7" draw:layer="layout" svg:width="0.417cm" svg:height="0.239cm" svg:x="4.225cm" svg:y="22.333cm">
          <draw:text-box>
            <text:p text:style-name="P3"><text:span text:style-name="T22">0.96</text:span></text:p>
          </draw:text-box>
        </draw:frame>
        <draw:frame draw:style-name="gr83" draw:text-style-name="P7" draw:layer="layout" svg:width="0.211cm" svg:height="0.239cm" svg:x="5.676cm" svg:y="22.042cm">
          <draw:text-box>
            <text:p text:style-name="P3"><text:span text:style-name="T22">1</text:span></text:p>
          </draw:text-box>
        </draw:frame>
        <draw:frame draw:style-name="gr81" draw:text-style-name="P7" draw:layer="layout" svg:width="0.417cm" svg:height="0.239cm" svg:x="6.695cm" svg:y="21.7cm">
          <draw:text-box>
            <text:p text:style-name="P3"><text:span text:style-name="T22">0.72</text:span></text:p>
          </draw:text-box>
        </draw:frame>
        <draw:frame draw:style-name="gr81" draw:text-style-name="P7" draw:layer="layout" svg:width="0.417cm" svg:height="0.239cm" svg:x="3.88cm" svg:y="20.832cm">
          <draw:text-box>
            <text:p text:style-name="P3"><text:span text:style-name="T22">0.87</text:span></text:p>
          </draw:text-box>
        </draw:frame>
        <draw:frame draw:style-name="gr81" draw:text-style-name="P7" draw:layer="layout" svg:width="0.417cm" svg:height="0.239cm" svg:x="4.628cm" svg:y="20.171cm">
          <draw:text-box>
            <text:p text:style-name="P3"><text:span text:style-name="T22">0.83</text:span></text:p>
          </draw:text-box>
        </draw:frame>
        <draw:frame draw:style-name="gr81" draw:text-style-name="P7" draw:layer="layout" svg:width="0.417cm" svg:height="0.239cm" svg:x="5.358cm" svg:y="19.63cm">
          <draw:text-box>
            <text:p text:style-name="P3"><text:span text:style-name="T22">0.99</text:span></text:p>
          </draw:text-box>
        </draw:frame>
        <draw:frame draw:style-name="gr81" draw:text-style-name="P7" draw:layer="layout" svg:width="0.417cm" svg:height="0.239cm" svg:x="6.073cm" svg:y="19.298cm">
          <draw:text-box>
            <text:p text:style-name="P3"><text:span text:style-name="T22">0.98</text:span></text:p>
          </draw:text-box>
        </draw:frame>
        <draw:frame draw:style-name="gr86" draw:text-style-name="P7" draw:layer="layout" svg:width="0.298cm" svg:height="0.239cm" svg:x="5.535cm" svg:y="20.711cm">
          <draw:text-box>
            <text:p text:style-name="P3"><text:span text:style-name="T22">0.9</text:span></text:p>
          </draw:text-box>
        </draw:frame>
        <draw:frame draw:style-name="gr81" draw:text-style-name="P7" draw:layer="layout" svg:width="0.417cm" svg:height="0.239cm" svg:x="6.721cm" svg:y="20.462cm">
          <draw:text-box>
            <text:p text:style-name="P3"><text:span text:style-name="T22">0.99</text:span></text:p>
          </draw:text-box>
        </draw:frame>
        <draw:frame draw:style-name="gr81" draw:text-style-name="P7" draw:layer="layout" svg:width="0.417cm" svg:height="0.239cm" svg:x="1.7cm" svg:y="28.9cm">
          <draw:text-box>
            <text:p text:style-name="P3"><text:span text:style-name="T22">0.66</text:span></text:p>
          </draw:text-box>
        </draw:frame>
        <draw:frame draw:style-name="gr81" draw:text-style-name="P7" draw:layer="layout" svg:width="0.417cm" svg:height="0.239cm" svg:x="2.191cm" svg:y="33.261cm">
          <draw:text-box>
            <text:p text:style-name="P3"><text:span text:style-name="T22">0.22</text:span></text:p>
          </draw:text-box>
        </draw:frame>
        <draw:frame draw:style-name="gr83" draw:text-style-name="P7" draw:layer="layout" svg:width="0.211cm" svg:height="0.239cm" svg:x="4.8cm" svg:y="32.9cm">
          <draw:text-box>
            <text:p text:style-name="P3"><text:span text:style-name="T22">1</text:span></text:p>
          </draw:text-box>
        </draw:frame>
        <draw:frame draw:style-name="gr81" draw:text-style-name="P7" draw:layer="layout" svg:width="0.417cm" svg:height="0.239cm" svg:x="5.5cm" svg:y="32.4cm">
          <draw:text-box>
            <text:p text:style-name="P3"><text:span text:style-name="T22">0.94</text:span></text:p>
          </draw:text-box>
        </draw:frame>
        <draw:frame draw:style-name="gr81" draw:text-style-name="P7" draw:layer="layout" svg:width="0.417cm" svg:height="0.239cm" svg:x="5.703cm" svg:y="28.61cm">
          <draw:text-box>
            <text:p text:style-name="P3"><text:span text:style-name="T22">0.79</text:span></text:p>
          </draw:text-box>
        </draw:frame>
        <draw:frame draw:style-name="gr81" draw:text-style-name="P7" draw:layer="layout" svg:width="0.417cm" svg:height="0.239cm" svg:x="6.583cm" svg:y="24.261cm">
          <draw:text-box>
            <text:p text:style-name="P3"><text:span text:style-name="T22">0.82</text:span></text:p>
          </draw:text-box>
        </draw:frame>
        <draw:frame draw:style-name="gr81" draw:text-style-name="P7" draw:layer="layout" svg:width="0.417cm" svg:height="0.239cm" svg:x="6.683cm" svg:y="23.8cm">
          <draw:text-box>
            <text:p text:style-name="P3"><text:span text:style-name="T22">0.92</text:span></text:p>
          </draw:text-box>
        </draw:frame>
        <draw:frame draw:style-name="gr81" draw:text-style-name="P7" draw:layer="layout" svg:width="0.417cm" svg:height="0.239cm" svg:x="6.759cm" svg:y="23.289cm">
          <draw:text-box>
            <text:p text:style-name="P3"><text:span text:style-name="T22">0.92</text:span></text:p>
          </draw:text-box>
        </draw:frame>
        <draw:polygon draw:style-name="gr92" draw:text-style-name="P12" draw:layer="layout" svg:width="0.286cm" svg:height="0.286cm" svg:x="1.035cm" svg:y="2.082cm" svg:viewBox="0 0 287 287" draw:points="0,287 287,287 287,0 0,0">
          <text:p/>
        </draw:polygon>
        <draw:polygon draw:style-name="gr93" draw:text-style-name="P13" draw:layer="layout" svg:width="0.286cm" svg:height="0.286cm" svg:x="1.035cm" svg:y="2.572cm" svg:viewBox="0 0 287 287" draw:points="0,287 287,287 287,0 0,0">
          <text:p/>
        </draw:polygon>
        <draw:polygon draw:style-name="gr94" draw:text-style-name="P14" draw:layer="layout" svg:width="0.286cm" svg:height="0.286cm" svg:x="1.035cm" svg:y="3.063cm" svg:viewBox="0 0 287 287" draw:points="0,287 287,287 287,0 0,0">
          <text:p/>
        </draw:polygon>
        <draw:polygon draw:style-name="gr95" draw:text-style-name="P15" draw:layer="layout" svg:width="0.286cm" svg:height="0.286cm" svg:x="1.035cm" svg:y="3.553cm" svg:viewBox="0 0 287 287" draw:points="0,287 287,287 287,0 0,0">
          <text:p/>
        </draw:polygon>
        <draw:polygon draw:style-name="gr96" draw:text-style-name="P16" draw:layer="layout" svg:width="0.286cm" svg:height="0.285cm" svg:x="1.035cm" svg:y="4.044cm" svg:viewBox="0 0 287 286" draw:points="0,286 287,286 287,0 0,0">
          <text:p/>
        </draw:polygon>
        <draw:polygon draw:style-name="gr97" draw:text-style-name="P17" draw:layer="layout" svg:width="0.286cm" svg:height="0.286cm" svg:x="1.035cm" svg:y="4.534cm" svg:viewBox="0 0 287 287" draw:points="0,287 287,287 287,0 0,0">
          <text:p/>
        </draw:polygon>
        <draw:polygon draw:style-name="gr98" draw:text-style-name="P18" draw:layer="layout" svg:width="0.286cm" svg:height="0.285cm" svg:x="1.035cm" svg:y="5.025cm" svg:viewBox="0 0 287 286" draw:points="0,286 287,286 287,0 0,0">
          <text:p/>
        </draw:polygon>
        <draw:polygon draw:style-name="gr99" draw:text-style-name="P19" draw:layer="layout" svg:width="0.286cm" svg:height="0.286cm" svg:x="1.035cm" svg:y="5.515cm" svg:viewBox="0 0 287 287" draw:points="0,287 287,287 287,0 0,0">
          <text:p/>
        </draw:polygon>
        <draw:polygon draw:style-name="gr100" draw:text-style-name="P20" draw:layer="layout" svg:width="0.286cm" svg:height="0.286cm" svg:x="1.035cm" svg:y="6.005cm" svg:viewBox="0 0 287 287" draw:points="0,287 287,287 287,0 0,0">
          <text:p/>
        </draw:polygon>
        <draw:polygon draw:style-name="gr101" draw:text-style-name="P21" draw:layer="layout" svg:width="0.286cm" svg:height="0.286cm" svg:x="1.035cm" svg:y="6.496cm" svg:viewBox="0 0 287 287" draw:points="0,287 287,287 287,0 0,0">
          <text:p/>
        </draw:polygon>
        <draw:polygon draw:style-name="gr102" draw:text-style-name="P22" draw:layer="layout" svg:width="0.286cm" svg:height="0.286cm" svg:x="1.035cm" svg:y="6.986cm" svg:viewBox="0 0 287 287" draw:points="0,287 287,287 287,0 0,0">
          <text:p/>
        </draw:polygon>
        <draw:polygon draw:style-name="gr103" draw:text-style-name="P23" draw:layer="layout" svg:width="0.286cm" svg:height="0.286cm" svg:x="1.035cm" svg:y="7.477cm" svg:viewBox="0 0 287 287" draw:points="0,287 287,287 287,0 0,0">
          <text:p/>
        </draw:polygon>
        <draw:polygon draw:style-name="gr104" draw:text-style-name="P24" draw:layer="layout" svg:width="0.286cm" svg:height="0.285cm" svg:x="1.035cm" svg:y="7.968cm" svg:viewBox="0 0 287 286" draw:points="0,286 287,286 287,0 0,0">
          <text:p/>
        </draw:polygon>
        <draw:polygon draw:style-name="gr105" draw:text-style-name="P25" draw:layer="layout" svg:width="0.286cm" svg:height="0.286cm" svg:x="1.035cm" svg:y="8.458cm" svg:viewBox="0 0 287 287" draw:points="0,287 287,287 287,0 0,0">
          <text:p/>
        </draw:polygon>
        <draw:polygon draw:style-name="gr106" draw:text-style-name="P26" draw:layer="layout" svg:width="0.286cm" svg:height="0.286cm" svg:x="1.035cm" svg:y="8.948cm" svg:viewBox="0 0 287 287" draw:points="0,287 287,287 287,0 0,0">
          <text:p/>
        </draw:polygon>
        <draw:polygon draw:style-name="gr107" draw:text-style-name="P27" draw:layer="layout" svg:width="0.286cm" svg:height="0.285cm" svg:x="1.035cm" svg:y="9.439cm" svg:viewBox="0 0 287 286" draw:points="0,286 287,286 287,0 0,0">
          <text:p/>
        </draw:polygon>
        <draw:polygon draw:style-name="gr108" draw:text-style-name="P28" draw:layer="layout" svg:width="0.286cm" svg:height="0.286cm" svg:x="1.035cm" svg:y="9.929cm" svg:viewBox="0 0 287 287" draw:points="0,287 287,287 287,0 0,0">
          <text:p/>
        </draw:polygon>
        <draw:polygon draw:style-name="gr109" draw:text-style-name="P29" draw:layer="layout" svg:width="0.286cm" svg:height="0.285cm" svg:x="1.035cm" svg:y="10.42cm" svg:viewBox="0 0 287 286" draw:points="0,286 287,286 287,0 0,0">
          <text:p/>
        </draw:polygon>
        <draw:polygon draw:style-name="gr110" draw:text-style-name="P30" draw:layer="layout" svg:width="0.286cm" svg:height="0.286cm" svg:x="1.035cm" svg:y="10.91cm" svg:viewBox="0 0 287 287" draw:points="0,287 287,287 287,0 0,0">
          <text:p/>
        </draw:polygon>
        <draw:polygon draw:style-name="gr111" draw:text-style-name="P31" draw:layer="layout" svg:width="0.286cm" svg:height="0.286cm" svg:x="1.035cm" svg:y="11.4cm" svg:viewBox="0 0 287 287" draw:points="0,287 287,287 287,0 0,0">
          <text:p/>
        </draw:polygon>
        <draw:polygon draw:style-name="gr112" draw:text-style-name="P32" draw:layer="layout" svg:width="0.286cm" svg:height="0.286cm" svg:x="1.035cm" svg:y="11.891cm" svg:viewBox="0 0 287 287" draw:points="0,287 287,287 287,0 0,0">
          <text:p/>
        </draw:polygon>
        <draw:frame draw:style-name="gr87" draw:text-style-name="P7" draw:layer="layout" svg:width="0.294cm" svg:height="0.239cm" svg:x="0.417cm" svg:y="31.408cm">
          <draw:text-box>
            <text:p text:style-name="P3"><text:span text:style-name="T22">NA</text:span></text:p>
          </draw:text-box>
        </draw:frame>
        <draw:frame draw:style-name="gr113" draw:text-style-name="P33" draw:layer="layout" svg:width="3.317cm" svg:height="0.319cm" svg:x="1.018cm" svg:y="1.446cm">
          <draw:text-box>
            <text:p text:style-name="P3"><text:span text:style-name="T25">Subulicystidium species</text:span></text:p>
          </draw:text-box>
        </draw:frame>
        <draw:frame draw:style-name="gr114" draw:text-style-name="P33" draw:layer="layout" svg:width="1.247cm" svg:height="0.319cm" svg:x="1.442cm" svg:y="2.071cm">
          <draw:text-box>
            <text:p text:style-name="P3"><text:span text:style-name="T26">acerosum</text:span></text:p>
          </draw:text-box>
        </draw:frame>
        <draw:frame draw:style-name="gr115" draw:text-style-name="P33" draw:layer="layout" svg:width="0.883cm" svg:height="0.319cm" svg:x="1.442cm" svg:y="2.562cm">
          <draw:text-box>
            <text:p text:style-name="P3"><text:span text:style-name="T26">boidinii</text:span></text:p>
          </draw:text-box>
        </draw:frame>
        <draw:frame draw:style-name="gr116" draw:text-style-name="P33" draw:layer="layout" svg:width="2.144cm" svg:height="0.319cm" svg:x="1.442cm" svg:y="3.052cm">
          <draw:text-box>
            <text:p text:style-name="P3"><text:span text:style-name="T26">brachysporum_B</text:span></text:p>
          </draw:text-box>
        </draw:frame>
        <draw:frame draw:style-name="gr117" draw:text-style-name="P33" draw:layer="layout" svg:width="2.127cm" svg:height="0.319cm" svg:x="1.542cm" svg:y="3.542cm">
          <draw:text-box>
            <text:p text:style-name="P3"><text:span text:style-name="T26">brachysporum_T</text:span></text:p>
          </draw:text-box>
        </draw:frame>
        <draw:frame draw:style-name="gr118" draw:text-style-name="P33" draw:layer="layout" svg:width="1.217cm" svg:height="0.319cm" svg:x="1.442cm" svg:y="4.033cm">
          <draw:text-box>
            <text:p text:style-name="P3"><text:span text:style-name="T26">cochleum</text:span></text:p>
          </draw:text-box>
        </draw:frame>
        <draw:frame draw:style-name="gr119" draw:text-style-name="P33" draw:layer="layout" svg:width="1.391cm" svg:height="0.319cm" svg:x="1.442cm" svg:y="4.524cm">
          <draw:text-box>
            <text:p text:style-name="P3"><text:span text:style-name="T26">fusisporum</text:span></text:p>
          </draw:text-box>
        </draw:frame>
        <draw:frame draw:style-name="gr120" draw:text-style-name="P33" draw:layer="layout" svg:width="1.729cm" svg:height="0.319cm" svg:x="1.442cm" svg:y="5.014cm">
          <draw:text-box>
            <text:p text:style-name="P3"><text:span text:style-name="T26">grandisporum</text:span></text:p>
          </draw:text-box>
        </draw:frame>
        <draw:frame draw:style-name="gr121" draw:text-style-name="P33" draw:layer="layout" svg:width="1.272cm" svg:height="0.319cm" svg:x="1.442cm" svg:y="5.504cm">
          <draw:text-box>
            <text:p text:style-name="P3"><text:span text:style-name="T26">harpagum</text:span></text:p>
          </draw:text-box>
        </draw:frame>
        <draw:frame draw:style-name="gr122" draw:text-style-name="P33" draw:layer="layout" svg:width="1.259cm" svg:height="0.319cm" svg:x="1.442cm" svg:y="5.995cm">
          <draw:text-box>
            <text:p text:style-name="P3"><text:span text:style-name="T26">inornatum</text:span></text:p>
          </draw:text-box>
        </draw:frame>
        <draw:frame draw:style-name="gr123" draw:text-style-name="P33" draw:layer="layout" svg:width="1.543cm" svg:height="0.319cm" svg:x="1.442cm" svg:y="6.485cm">
          <draw:text-box>
            <text:p text:style-name="P3"><text:span text:style-name="T26">longisporum</text:span></text:p>
          </draw:text-box>
        </draw:frame>
        <draw:frame draw:style-name="gr124" draw:text-style-name="P33" draw:layer="layout" svg:width="1.323cm" svg:height="0.319cm" svg:x="1.442cm" svg:y="6.976cm">
          <draw:text-box>
            <text:p text:style-name="P3"><text:span text:style-name="T26">meridense</text:span></text:p>
          </draw:text-box>
        </draw:frame>
        <draw:frame draw:style-name="gr125" draw:text-style-name="P33" draw:layer="layout" svg:width="1.797cm" svg:height="0.319cm" svg:x="1.442cm" svg:y="7.466cm">
          <draw:text-box>
            <text:p text:style-name="P3"><text:span text:style-name="T26">meridense_aff</text:span></text:p>
          </draw:text-box>
        </draw:frame>
        <draw:frame draw:style-name="gr126" draw:text-style-name="P33" draw:layer="layout" svg:width="0.679cm" svg:height="0.319cm" svg:x="1.442cm" svg:y="7.957cm">
          <draw:text-box>
            <text:p text:style-name="P3"><text:span text:style-name="T26">nikau</text:span></text:p>
          </draw:text-box>
        </draw:frame>
        <draw:frame draw:style-name="gr127" draw:text-style-name="P33" draw:layer="layout" svg:width="1.509cm" svg:height="0.319cm" svg:x="1.442cm" svg:y="8.447cm">
          <draw:text-box>
            <text:p text:style-name="P3"><text:span text:style-name="T26">oberwinkleri</text:span></text:p>
          </draw:text-box>
        </draw:frame>
        <draw:frame draw:style-name="gr128" draw:text-style-name="P33" draw:layer="layout" svg:width="1.704cm" svg:height="0.319cm" svg:x="1.442cm" svg:y="8.937cm">
          <draw:text-box>
            <text:p text:style-name="P3"><text:span text:style-name="T26">obtusisporum</text:span></text:p>
          </draw:text-box>
        </draw:frame>
        <draw:frame draw:style-name="gr129" draw:text-style-name="P33" draw:layer="layout" svg:width="1.56cm" svg:height="0.319cm" svg:x="1.442cm" svg:y="9.428cm">
          <draw:text-box>
            <text:p text:style-name="P3"><text:span text:style-name="T26">parvisporum</text:span></text:p>
          </draw:text-box>
        </draw:frame>
        <draw:frame draw:style-name="gr130" draw:text-style-name="P33" draw:layer="layout" svg:width="1.949cm" svg:height="0.319cm" svg:x="1.457cm" svg:y="9.9cm">
          <draw:text-box>
            <text:p text:style-name="P3"><text:span text:style-name="T26">perlongisporum</text:span></text:p>
          </draw:text-box>
        </draw:frame>
        <draw:frame draw:style-name="gr131" draw:text-style-name="P33" draw:layer="layout" svg:width="2.004cm" svg:height="0.319cm" svg:x="1.457cm" svg:y="10.39cm">
          <draw:text-box>
            <text:p text:style-name="P3"><text:span text:style-name="T26">rarocrystallinum</text:span></text:p>
          </draw:text-box>
        </draw:frame>
        <draw:frame draw:style-name="gr132" draw:text-style-name="P33" draw:layer="layout" svg:width="1.153cm" svg:height="0.319cm" svg:x="1.442cm" svg:y="10.899cm">
          <draw:text-box>
            <text:p text:style-name="P3"><text:span text:style-name="T26">robustius</text:span></text:p>
          </draw:text-box>
        </draw:frame>
        <draw:frame draw:style-name="gr133" draw:text-style-name="P33" draw:layer="layout" svg:width="1.166cm" svg:height="0.319cm" svg:x="1.442cm" svg:y="11.39cm">
          <draw:text-box>
            <text:p text:style-name="P3"><text:span text:style-name="T26">tedersooi</text:span></text:p>
          </draw:text-box>
        </draw:frame>
        <draw:line draw:style-name="gr134" draw:text-style-name="P2" draw:layer="layout" svg:x1="0.962cm" svg:y1="14.52cm" svg:x2="1.424cm" svg:y2="14.52cm">
          <text:p/>
        </draw:line>
        <draw:frame draw:style-name="gr135" draw:text-style-name="P33" draw:layer="layout" svg:width="1.09cm" svg:height="0.319cm" svg:x="1.442cm" svg:y="11.88cm">
          <draw:text-box>
            <text:p text:style-name="P3"><text:span text:style-name="T26">tropicum</text:span></text:p>
          </draw:text-box>
        </draw:frame>
        <draw:frame draw:style-name="gr136" draw:text-style-name="P33" draw:layer="layout" svg:width="0.552cm" svg:height="0.319cm" svg:x="1.471cm" svg:y="14.366cm">
          <draw:text-box>
            <text:p text:style-name="P3"><text:span text:style-name="T26">0.01</text:span></text:p>
          </draw:text-box>
        </draw:frame>
        <draw:frame draw:style-name="gr137" draw:text-style-name="P34" draw:layer="layout" svg:width="4cm" svg:height="1.423cm" svg:x="17.3cm" svg:y="30.6cm">
          <draw:text-box>
            <text:p><text:span text:style-name="T27">S.perlongisporum</text:span><text:span text:style-name="T28"> clade 2</text:span></text:p>
          </draw:text-box>
        </draw:frame>
        <draw:line draw:style-name="gr138" draw:text-style-name="P35" draw:layer="layout" svg:x1="16.8cm" svg:y1="22.8cm" svg:x2="16.8cm" svg:y2="30.25cm">
          <text:p/>
        </draw:line>
        <draw:line draw:style-name="gr138" draw:text-style-name="P35" draw:layer="layout" svg:x1="16.8cm" svg:y1="30.5cm" svg:x2="16.8cm" svg:y2="32.05cm">
          <text:p/>
        </draw:line>
        <draw:frame draw:style-name="gr139" draw:text-style-name="P36" draw:layer="layout" svg:width="5.1cm" svg:height="2.134cm" svg:x="17.2cm" svg:y="25.877cm">
          <draw:text-box>
            <text:p><text:span text:style-name="T29">S.perlongisporum</text:span><text:span text:style-name="T30"> </text:span></text:p>
            <text:p><text:span text:style-name="T30">clade 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1" svg:font-family="Helvetica"/>
    <style:font-face style:name="Helvetica" svg:font-family="Helvetica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erif2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3.2$Windows_X86_64 LibreOffice_project/aecc05fe267cc68dde00352a451aa867b3b546ac</meta:generator>
    <dc:date>2019-08-15T14:49:21.392000000</dc:date>
    <meta:editing-duration>PT3H9M49S</meta:editing-duration>
    <meta:editing-cycles>14</meta:editing-cycles>
    <meta:document-statistic meta:object-count="505"/>
  </office:meta>
</office:document-meta>
</file>